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6521in"/>
    </style:style>
    <style:style style:name="Table1.B" style:family="table-column">
      <style:table-column-properties style:column-width="1.3868in"/>
    </style:style>
    <style:style style:name="Table1.C" style:family="table-column">
      <style:table-column-properties style:column-width="1.0076in"/>
    </style:style>
    <style:style style:name="Table1.D" style:family="table-column">
      <style:table-column-properties style:column-width="0.9035in"/>
    </style:style>
    <style:style style:name="Table1.E" style:family="table-column">
      <style:table-column-properties style:column-width="1.2576in"/>
    </style:style>
    <style:style style:name="Table1.F" style:family="table-column">
      <style:table-column-properties style:column-width="1.059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8785in" fo:keep-together="auto"/>
    </style:style>
    <style:style style:name="Table1.3" style:family="table-row">
      <style:table-row-properties style:min-row-height="0.691in" fo:keep-together="auto"/>
    </style:style>
    <style:style style:name="Table1.5" style:family="table-row">
      <style:table-row-properties style:min-row-height="0.6285in" fo:keep-together="auto"/>
    </style:style>
    <style:style style:name="Table1.6" style:family="table-row">
      <style:table-row-properties style:min-row-height="0.7222in" fo:keep-together="auto"/>
    </style:style>
    <style:style style:name="Table1.9" style:family="table-row">
      <style:table-row-properties style:min-row-height="0.503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0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1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3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5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6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7" style:family="paragraph" style:parent-style-name="Standard" style:list-style-name="WWNum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9" style:family="paragraph" style:parent-style-name="Standard" style:list-style-name="WWNum4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0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1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2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3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4" style:family="paragraph" style:parent-style-name="Standard" style:list-style-name="WWNum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2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4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5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6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8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1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2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3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4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5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6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7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8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1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2" style:family="paragraph" style:parent-style-name="Standard" style:list-style-name="WWNum2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4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2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3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3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2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8" style:family="paragraph" style:parent-style-name="Standard" style:list-style-name="WWNum4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9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130" style:family="paragraph" style:parent-style-name="Standard" style:list-style-name="WWNum45">
      <style:paragraph-properties fo:margin-left="0.9165in" fo:margin-right="0.4165in" fo:margin-top="0.1665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45">
      <style:paragraph-properties fo:margin-left="0.9165in" fo:margin-right="0.4165in" fo:margin-top="0in" fo:margin-bottom="0.1665in" loext:contextual-spacing="false" fo:line-height="100%" fo:text-indent="-0.25in" style:auto-text-indent="false"/>
    </style:style>
    <style:style style:name="P132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3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34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135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36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13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188038" style:font-name="Roboto Mono" style:font-name-asian="Roboto Mono1" style:font-name-complex="Roboto Mono1"/>
    </style:style>
    <style:style style:name="T9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10" style:family="text">
      <style:text-properties fo:color="#188038" style:font-name="Roboto Mono" fo:font-style="italic" fo:font-weight="bold" style:font-name-asian="Roboto Mono1" style:font-style-asian="italic" style:font-weight-asian="bold" style:font-name-complex="Roboto Mono1" style:font-style-complex="italic" style:font-weight-complex="bold"/>
    </style:style>
    <style:style style:name="T11" style:family="text">
      <style:text-properties fo:color="#188038" style:font-name="Roboto Mono" fo:font-style="italic" style:font-name-asian="Roboto Mono1" style:font-style-asian="italic" style:font-name-complex="Roboto Mono1" style:font-style-complex="italic"/>
    </style:style>
    <style:style style:name="T12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13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14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 style:font-weight-complex="bold"/>
    </style:style>
    <style:style style:name="T15" style:family="text">
      <style:text-properties fo:font-size="23pt" fo:font-weight="bold" style:font-size-asian="23pt" style:font-weight-asian="bold" style:font-size-complex="2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<text:bookmark text:name="_x2k3ak8qg252"/><text:span text:style-name="T1">3. Przykład referencyjny</text:span></text:p>
      <text:p text:style-name="P133"><text:bookmark text:name="_5o11og143esa"/><text:span text:style-name="T2">3.1 Cel i rola przykładu</text:span></text:p>
      <text:p text:style-name="P2">Przykład referencyjny nie jest docelowym procesem produkcyjnym, lecz <text:span text:style-name="T5">uproszczoną, abstrakcyjną reprezentacją</text:span> pełnego systemu. Ma on na celu zaprezentowanie ogólnego schematu wszystkich możliwych reguł, jakie mogą wystąpić w rzeczywistych przepływach, bez wprowadzania zbędnej złożoności i powtarzalnych struktur.</text:p>
      <text:p text:style-name="P2">Dzięki temu przykład zachowuje czytelność projektu i pozwala przetestować wszystkie podstawowe mechanizmy systemu – przepływy, buforowanie, decyzje Orchestratora i spójność danych – w sposób możliwie prosty, lecz kompletny.</text:p>
      <text:p text:style-name="P2">Celem przykładu jest:</text:p>
      <text:list xml:id="list1728076550" text:style-name="WWNum41">
        <text:list-item>
          <text:p text:style-name="P3">sprawdzenie spójności przepływów (flow) dla różnych typów towarów,<text:line-break/></text:p>
        </text:list-item>
        <text:list-item>
          <text:p text:style-name="P47">przetestowanie zachowania systemu w buforach o zmiennej pojemności,<text:line-break/></text:p>
        </text:list-item>
        <text:list-item>
          <text:p text:style-name="P47">weryfikacja poprawności tworzenia, anulowania i rekonsyliacji tasków,<text:line-break/></text:p>
        </text:list-item>
        <text:list-item>
          <text:p text:style-name="P79">analiza, czy decyzje podejmowane przez Orchestratora są zgodne z założeniami konfiguracyjnymi.<text:line-break/></text:p>
        </text:list-item>
      </text:list>
      <text:p text:style-name="P2"><text:span text:style-name="T6">(Interpretacja dla GPT: ten przykład ma stanowić bazowy model danych, który można zasymulować w RDS, aby zweryfikować pełną ścieżkę przepływu ładunku – od bufora pustych, przez produkcję, po wysyłkę.)</text:span></text:p>
      <text:p text:style-name="Standard"><draw:rect text:anchor-type="as-char" style:rel-width="100%" draw:z-index="0" draw:style-name="gr1" draw:text-style-name="P137" svg:width="0.0012in" svg:height="0.0213in"><text:p/></draw:rect></text:p>
      <text:p text:style-name="P133"><text:bookmark text:name="_li3dvbwoh3qb"/><text:span text:style-name="T2">3.2 Zakres scenariusza</text:span></text:p>
      <text:p text:style-name="P2">System obejmuje typowy przepływ towarów w zakładzie produkcyjnym, z wykorzystaniem autonomicznych wózków AGV sterowanych przez RDS. W przykładzie testowym występują:</text:p>
      <text:list xml:id="list917107739" text:style-name="WWNum27">
        <text:list-item>
          <text:p text:style-name="P4">dwa typy towarów: <text:span text:style-name="T5">EUR_PAL</text:span> (paleta EUR) i <text:span text:style-name="T5">BOX</text:span> (skrzynia),<text:line-break/></text:p>
        </text:list-item>
        <text:list-item>
          <text:p text:style-name="P48">dwie linie produkcyjne (PROD1 i PROD2),<text:line-break/></text:p>
        </text:list-item>
        <text:list-item>
          <text:p text:style-name="P80">strefy procesu: bufor pustych (EMPTY_BUF), produkcja (PROD1_P1 / PROD1_P3), owijarka (WRAP), spinanie (STRAP), bufor wysyłki (SHIP_BUF), sprzedaż (SALES) oraz odpad (WASTE_BUF).<text:line-break/></text:p>
        </text:list-item>
      </text:list>
      <text:p text:style-name="P2">Każde miejsce procesu jest zdefiniowane jako para worksite’ów w RDS:</text:p>
      <text:list xml:id="list2510034972" text:style-name="WWNum37">
        <text:list-item>
          <text:p text:style-name="P5"><text:span text:style-name="T8">&lt;PLACE&gt;_CONTROL</text:span> – zapis intencji i decyzji (UI + Orchestrator),<text:line-break/></text:p>
        </text:list-item>
        <text:list-item>
          <text:p text:style-name="P81"><text:span text:style-name="T8">&lt;PLACE&gt;_OCCUPANCY</text:span> – opis stanu zajętości bufora (Occupancy Manager).<text:line-break/></text:p>
        </text:list-item>
      </text:list>
      <text:p text:style-name="Standard"><draw:rect text:anchor-type="as-char" style:rel-width="100%" draw:z-index="1" draw:style-name="gr1" draw:text-style-name="P137" svg:width="0.0012in" svg:height="0.0213in"><text:p/></draw:rect></text:p>
      <text:p text:style-name="P133"><text:bookmark text:name="_sv5e1rbd1wcl"/><text:soft-page-break/><text:span text:style-name="T2">3.3 Typy towarów</text:span></text:p>
      <text:p text:style-name="P2"><text:span text:style-name="T5">EUR_PAL</text:span> — standardowa paleta EUR.</text:p>
      <text:list xml:id="list4091440827" text:style-name="WWNum15">
        <text:list-item>
          <text:p text:style-name="P6">Pojemność bufora: do 3 pięter w stosie.<text:line-break/></text:p>
        </text:list-item>
        <text:list-item>
          <text:p text:style-name="P82">Typowe przepływy: produkcja → owijarka → spinanie → wysyłka → sprzedaż.<text:line-break/></text:p>
        </text:list-item>
      </text:list>
      <text:p text:style-name="P2"><text:span text:style-name="T5">BOX</text:span> — skrzynia transportowa.</text:p>
      <text:list xml:id="list2608134708" text:style-name="WWNum28">
        <text:list-item>
          <text:p text:style-name="P7">Mniejsze jednostki, obsługiwane bez owijania, ale z etapem spinania.<text:line-break/></text:p>
        </text:list-item>
        <text:list-item>
          <text:p text:style-name="P83">Typowe przepływy: produkcja → spinanie → bufor wysyłki → sprzedaż.<text:line-break/></text:p>
        </text:list-item>
      </text:list>
      <text:p text:style-name="P2">Każdy typ towaru jest powiązany z określonym przepływem (<text:span text:style-name="T8">flowName</text:span>) w konfiguracji systemu i decyduje o wyborze kolejnych celów transportu.</text:p>
      <text:p text:style-name="P2"><text:span text:style-name="T5">Materiały G (dwa typy): </text:span><text:span text:style-name="T9">G_A</text:span><text:span text:style-name="T5">, </text:span><text:span text:style-name="T9">G_B</text:span></text:p>
      <text:list xml:id="list2867922187" text:style-name="WWNum3">
        <text:list-item>
          <text:p text:style-name="P8">Materiały dostawcze na produkcję, bez etapów WRAP; dostawy inicjowane <text:span text:style-name="T5">pull</text:span> z gniazd <text:span text:style-name="T8">PROD*_G*</text:span>.<text:line-break/></text:p>
        </text:list-item>
        <text:list-item>
          <text:p text:style-name="P49">Bufor źródłowy <text:span text:style-name="T8">G_BUF_L*</text:span> utrzymywany w stanie gotowości do wydania (<text:span text:style-name="T8">release=true</text:span>); typ alejki <text:span text:style-name="T8">G_A</text:span> lub <text:span text:style-name="T8">G_B</text:span> jest określany (ręcznie lub przez autobind) i utrzymywany do opróżnienia danej alejki.<text:line-break/></text:p>
        </text:list-item>
        <text:list-item>
          <text:p text:style-name="P84">Wysyłka do gniazd <text:span text:style-name="T8">PROD*_G*</text:span> zgodnie z <text:span text:style-name="T8">ui.goodsTypeSelected</text:span> na produkcji (np. <text:span text:style-name="T8">G_A</text:span>).<text:line-break/></text:p>
        </text:list-item>
      </text:list>
      <text:p text:style-name="Standard"><draw:rect text:anchor-type="as-char" style:rel-width="100%" draw:z-index="2" draw:style-name="gr1" draw:text-style-name="P137" svg:width="0.0012in" svg:height="0.0213in"><text:p/></draw:rect></text:p>
      <text:p text:style-name="P133"><text:bookmark text:name="_ni4f7hvfrgtj"/><text:span text:style-name="T2">3.4 Struktura miejsc procesowych</text:span></text:p>
      <text:p text:style-name="P2">Każde miejsce (place) posiada unikalny identyfikator i odpowiadające mu dwa worksity w RDS.</text:p>
      <text:p text:style-name="P2"><text:span text:style-name="T5">Miejsca testowe:</text:span></text:p>
      <text:list xml:id="list1579004416" text:style-name="WWNum33">
        <text:list-item>
          <text:p text:style-name="P9"><text:span text:style-name="T5">EMPTY_BUF</text:span> – bufor pustych opakowań (wypełniany <text:span text:style-name="T5">wyłącznie ręcznie</text:span>; <text:span text:style-name="T5">typ alejki ustawiany ręcznie</text:span> na UI przez operatora; <text:span text:style-name="T5">brak autobind</text:span>).<text:line-break/></text:p>
        </text:list-item>
        <text:list-item>
          <text:p text:style-name="P50"><text:span text:style-name="T5">PROD1_P1 / PROD1_P3</text:span> – porty produkcji (wejście i wyjście linii 1; <text:span text:style-name="T5">na P3 operator wybiera </text:span><text:span text:style-name="T9">ui.goodsTypeSelected</text:span><text:span text:style-name="T5"> także dla wysyłki – może wysyłać poprzedni batch</text:span>).<text:line-break/></text:p>
        </text:list-item>
        <text:list-item>
          <text:p text:style-name="P50"><text:span text:style-name="T5">PROD1_G1 / PROD1_G2</text:span> – gniazda dostaw materiałów G dla linii 1 (pull: <text:span text:style-name="T8">accept=true</text:span>; operator na gnieździe wybiera typ <text:span text:style-name="T8">G_A</text:span> lub <text:span text:style-name="T8">G_B</text:span>).<text:line-break/></text:p>
        </text:list-item>
        <text:list-item>
          <text:p text:style-name="P50"><text:span text:style-name="T5">PROD2_P1 / PROD2_P3</text:span> – porty produkcji (wejście i wyjście linii 2; <text:span text:style-name="T5">analogicznie, P3 pozwala wybrać typ partii do wysyłki</text:span>).<text:line-break/></text:p>
        </text:list-item>
        <text:list-item>
          <text:p text:style-name="P50"><text:span text:style-name="T5">PROD2_G1 / PROD2_G2</text:span> – gniazda dostaw materiałów G dla linii 2 (pull: <text:span text:style-name="T8">accept=true</text:span>; operator wybiera typ <text:span text:style-name="T8">G_A</text:span> lub <text:span text:style-name="T8">G_B</text:span>).<text:line-break/></text:p>
        </text:list-item>
        <text:list-item>
          <text:p text:style-name="P50"><text:soft-page-break/><text:span text:style-name="T5">WRAP</text:span> – owijarka z dwustanowiskowym buforem.<text:line-break/></text:p>
        </text:list-item>
        <text:list-item>
          <text:p text:style-name="P50"><text:span text:style-name="T5">STRAP1</text:span> – stanowisko spinania dla linii 1.<text:line-break/></text:p>
        </text:list-item>
        <text:list-item>
          <text:p text:style-name="P50"><text:span text:style-name="T5">STRAP2</text:span> – stanowisko spinania dla linii 2.<text:line-break/></text:p>
        </text:list-item>
        <text:list-item>
          <text:p text:style-name="P50"><text:span text:style-name="T5">G_BUF_L1 / G_BUF_L2 / …</text:span> – alejki bufora materiałów G (źródło; <text:span text:style-name="T8">release=true</text:span>; typ alejki <text:span text:style-name="T8">G_A</text:span> lub <text:span text:style-name="T8">G_B</text:span> ustawiany ręcznie lub przez autobind; typ utrzymuje się do opróżnienia).<text:line-break/></text:p>
        </text:list-item>
        <text:list-item>
          <text:p text:style-name="P50"><text:span text:style-name="T5">SHIP_BUF</text:span> – bufor wysyłki (wiele alejek; <text:span text:style-name="T5">każda alejka może mieć inny typ towaru</text:span> i własny status przyjmowania/wywozu).<text:line-break/></text:p>
        </text:list-item>
        <text:list-item>
          <text:p text:style-name="P50"><text:span text:style-name="T5">SALES</text:span> – strefa sprzedaży / końcowy punkt odbioru.<text:line-break/></text:p>
        </text:list-item>
        <text:list-item>
          <text:p text:style-name="P85"><text:span text:style-name="T5">WASTE_BUF</text:span> – bufor odpadu (dla wywozu technicznego lub wadliwych towarów).<text:line-break/></text:p>
        </text:list-item>
      </text:list>
      <text:p text:style-name="P2"><text:span text:style-name="T6">(Interpretacja dla GPT: każde z tych miejsc ma własną parę CONTROL/OCCUPANCY. W modelu testowym wystarczy jeden bufor EMPTY, jeden WRAP, jeden SHIP i jedna linia produkcyjna. Kolejne można dodać później w konfiguracji.)</text:span></text:p>
      <text:p text:style-name="Standard"><draw:rect text:anchor-type="as-char" style:rel-width="100%" draw:z-index="3" draw:style-name="gr1" draw:text-style-name="P137" svg:width="0.0012in" svg:height="0.0213in"><text:p/></draw:rect></text:p>
      <text:p text:style-name="P133"><text:bookmark text:name="_9co2mynyxu7n"/><text:span text:style-name="T2">3.5 Przepływy materiałów (flow)</text:span></text:p>
      <text:p text:style-name="P2">System definiuje przepływy jako sekwencje kroków łączących źródła i cele w RDS.</text:p>
      <text:p text:style-name="P134"><text:bookmark text:name="_kulhs1db6o7j"/><text:span text:style-name="T3">3.5.1 Flow dla EUR_PAL</text:span></text:p>
      <text:p text:style-name="P2"><text:span text:style-name="T5">Charakter przepływu:</text:span> mieszany <text:span text:style-name="T6">pull/push</text:span>.</text:p>
      <text:list xml:id="list1628883239" text:style-name="WWNum38">
        <text:list-item>
          <text:p text:style-name="P10"><text:span text:style-name="T5">Puste → produkcja (pull z produkcji):</text:span> produkcja woła puste nośniki.<text:line-break/></text:p>
        </text:list-item>
        <text:list-item>
          <text:p text:style-name="P86"><text:span text:style-name="T5">Produkt → wyjście (push z produkcji):</text:span> operator na wyjściu produkcji zwalnia gotowy produkt.<text:line-break/></text:p>
        </text:list-item>
      </text:list>
      <text:p text:style-name="P2"><text:span text:style-name="T5">Założenia operacyjne:</text:span></text:p>
      <text:list xml:id="list3454270342" text:style-name="WWNum42">
        <text:list-item>
          <text:p text:style-name="P11">Operator na <text:span text:style-name="T8">PROD1_P1</text:span> wybiera typ nośnika (np. <text:span text:style-name="T8">EUR_PAL</text:span>) i ustawia <text:span text:style-name="T8">intents.accept=true</text:span> (sygnał „przywieź pustą paletę”).<text:line-break/></text:p>
        </text:list-item>
        <text:list-item>
          <text:p text:style-name="P51">Operator na <text:span text:style-name="T8">EMPTY_BUF_L*</text:span> <text:span text:style-name="T5">ręcznie</text:span> ustawia typ alejki na UI (np. <text:span text:style-name="T8">EUR_PAL</text:span>) oraz utrzymuje lane jako <text:span text:style-name="T5">gotowe do wydania</text:span> (<text:span text:style-name="T8">intents.release=true</text:span>). <text:span text:style-name="T5">Brak autobind.<text:line-break/></text:span></text:p>
        </text:list-item>
        <text:list-item>
          <text:p text:style-name="P87">Operator na <text:span text:style-name="T8">PROD1_P3</text:span> inicjuje wywóz gotowego (push) przez <text:span text:style-name="T8">intents.release=true</text:span> i <text:span text:style-name="T8">route.releaseKind</text:span>, zwykle <text:span text:style-name="T8">auto</text:span>.<text:line-break/></text:p>
        </text:list-item>
      </text:list>
      <text:p text:style-name="P2"><text:span text:style-name="T5">Kroki przepływu:</text:span></text:p>
      <text:list xml:id="list1355875897" text:style-name="WWNum29">
        <text:list-item>
          <text:p text:style-name="P12"><text:span text:style-name="T5">Puste → produkcja (pull):</text:span> <text:span text:style-name="T8">EMPTY_BUF_L* → PROD1_P1<text:line-break/></text:span> <text:span text:style-name="T6">Wyzwalacz:</text:span> <text:span text:style-name="T8">PROD1_P1.ui.intents.accept=true</text:span>, <text:span text:style-name="T8">ui.goodsTypeSelected="EUR_PAL"</text:span>.<text:line-break/> <text:span text:style-name="T6">Źródło:</text:span> <text:span text:style-name="T8">EMPTY_BUF_L*</text:span> ma <text:span text:style-name="T8">intents.release=true</text:span> i (opc.) przypisany typ lane.<text:line-break/> <text:span text:style-name="T6">Dobór lane:</text:span> <text:span text:style-name="T8">emptyLaneByDeclaredType</text:span> (wybierz alejkę, której <text:span text:style-name="T5">zadeklarowany na UI</text:span> typ odpowiada żądanemu; bez <text:span text:style-name="T8">matchByGoodsType</text:span> i bez autobind).<text:line-break/> <text:span text:style-name="T6">Decyzja:</text:span> Orchestrator tworzy task tylko, gdy produkcja woła i lane EMPTY jest gotowy.<text:line-break/></text:p>
        </text:list-item>
        <text:list-item>
          <text:p text:style-name="P52"><text:soft-page-break/><text:span text:style-name="T5">Produkt → owijarka (push):</text:span> <text:span text:style-name="T8">PROD1_P3 → WRAP<text:line-break/></text:span> <text:span text:style-name="T6">Wyzwalacz:</text:span> <text:span text:style-name="T8">PROD1_P3.ui.intents.release=true</text:span>, <text:span text:style-name="T8">route.releaseKind="auto"</text:span> (lub skróty).<text:line-break/> <text:span text:style-name="T6">Dobór celu:</text:span> <text:span text:style-name="T8">wrapStationWithBuffer</text:span> (jeśli stacja zajęta → bufor WRAP).<text:line-break/> <text:span text:style-name="T6">Zachowanie WRAP:</text:span> <text:span text:style-name="T8">WRAP.accept=true</text:span> pozwala przyjąć, <text:span text:style-name="T8">WRAP.release=true</text:span> zwalnia na kolejny etap.<text:line-break/></text:p>
        </text:list-item>
        <text:list-item>
          <text:p text:style-name="P52"><text:span text:style-name="T5">Owijarka → spinanie (push):</text:span> <text:span text:style-name="T8">WRAP → STRAP1<text:line-break/></text:span> <text:span text:style-name="T6">Reguła:</text:span> <text:span text:style-name="T5">mapowanie linii → STRAP</text:span> (stałe): <text:span text:style-name="T5">L1 → STRAP1, L2 → STRAP2</text:span> (implementacyjnie: <text:span text:style-name="T8">matchByLineId</text:span>/<text:span text:style-name="T8">mapLineToStrap</text:span>).<text:line-break/> <text:span text:style-name="T6">Warunek:</text:span> <text:span text:style-name="T8">STRAP{1|2}.accept=true</text:span> odpowiednio do linii źródłowej.<text:line-break/></text:p>
        </text:list-item>
        <text:list-item>
          <text:p text:style-name="P52"><text:span text:style-name="T5">Spinanie → bufor wysyłki (push):</text:span> <text:span text:style-name="T8">STRAP1 → SHIP_BUF_L*<text:line-break/></text:span> <text:span text:style-name="T6">Dobór lane:</text:span> <text:span text:style-name="T8">shipLaneByGoodsOrAssignEmpty</text:span> (autobind lane do <text:span text:style-name="T8">EUR_PAL</text:span> aż do opróżnienia). <text:span text:style-name="T5">Uwaga:</text:span> <text:span text:style-name="T5">pozycja STRAP jest determinowana linią</text:span> (L1→STRAP1, L2→STRAP2), nawet jeśli pomiędzy występują inne kroki (np. WRAP, bufor pośredni).<text:line-break/> <text:span text:style-name="T6">Warunek:</text:span> <text:span text:style-name="T8">SHIP_BUF.accept=true</text:span>.<text:line-break/></text:p>
        </text:list-item>
        <text:list-item>
          <text:p text:style-name="P52"><text:span text:style-name="T5">Bufor wysyłki → SALES (push/pull zależnie od modelu końcówki):</text:span> <text:span text:style-name="T8">SHIP_BUF_L* → SALES<text:line-break/></text:span> <text:span text:style-name="T6">Wyzwalacz:</text:span> <text:span text:style-name="T8">SALES.accept=true</text:span> (pull) lub decyzja Orchestratora na podstawie reguł wysyłki (push).<text:line-break/> <text:span text:style-name="T6">Zachowanie:</text:span> po zaznaczeniu partii do wyjazdu lane przełącza się z powrotem w tryb przyjmowania.<text:line-break/></text:p>
        </text:list-item>
        <text:list-item>
          <text:p text:style-name="P52"><text:span text:style-name="T5">Ścieżka odpadu (na żądanie):<text:line-break/></text:span></text:p>
          <text:list>
            <text:list-item>
              <text:p text:style-name="P122"><text:span text:style-name="T8">PROD1_P1 → WASTE_BUF</text:span> (wywóz techniczny),<text:line-break/></text:p>
            </text:list-item>
            <text:list-item>
              <text:p text:style-name="P127"><text:span text:style-name="T8">PROD1_P3 → WASTE_BUF</text:span> (odpad z wyjścia)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</text:list>
      <text:p text:style-name="P2"><text:span text:style-name="T5">Uwagi:</text:span> wszystkie decyzje i uzasadnienia są zapisywane w <text:span text:style-name="T8">CONTROL.tags.preview/explain</text:span>; przerwanie jest kontrolowane przez <text:span text:style-name="T8">status_description.canInterruptSafely</text:span>.</text:p>
      <text:p text:style-name="P134"><text:bookmark text:name="_swmwr21awufc"/><text:span text:style-name="T3">3.5.2 Flow dla BOX</text:span></text:p>
      <text:p text:style-name="P2"><text:span text:style-name="T5">Charakter przepływu:</text:span> mieszany <text:span text:style-name="T6">pull/push</text:span> (bez owijania).</text:p>
      <text:list xml:id="list1894659945" text:style-name="WWNum12">
        <text:list-item>
          <text:p text:style-name="P13"><text:span text:style-name="T5">Puste → produkcja (pull z produkcji).<text:line-break/></text:span></text:p>
        </text:list-item>
        <text:list-item>
          <text:p text:style-name="P88"><text:span text:style-name="T5">Produkt → wyjście (push z produkcji) – bez etapu WRAP.<text:line-break/></text:span></text:p>
        </text:list-item>
      </text:list>
      <text:p text:style-name="P2"><text:span text:style-name="T5">Założenia operacyjne:</text:span></text:p>
      <text:list xml:id="list2083684836" text:style-name="WWNum46">
        <text:list-item>
          <text:p text:style-name="P14">Operator na <text:span text:style-name="T8">PROD1_P1</text:span>/<text:span text:style-name="T8">PROD2_P1</text:span> wybiera <text:span text:style-name="T8">BOX</text:span> i ustawia <text:span text:style-name="T8">intents.accept=true</text:span> (wołanie pustego).<text:line-break/></text:p>
        </text:list-item>
        <text:list-item>
          <text:p text:style-name="P53">Operator na <text:span text:style-name="T8">EMPTY_BUF_L*</text:span> utrzymuje <text:span text:style-name="T8">release=true</text:span> i typ lane ustawiany ręcznie (bez autobind).<text:line-break/></text:p>
        </text:list-item>
        <text:list-item>
          <text:p text:style-name="P89">Operator na <text:span text:style-name="T8">PROD1_P3</text:span>/<text:span text:style-name="T8">PROD2_P3</text:span> <text:span text:style-name="T5">może wybrać </text:span><text:span text:style-name="T9">ui.goodsTypeSelected</text:span><text:span text:style-name="T5"> dla wysyłki</text:span> (np. poprzedni batch) i inicjuje wywóz gotowego (<text:span text:style-name="T8">release=true</text:span>, zwykle <text:span text:style-name="T8">route.releaseKind="auto"</text:span>).<text:line-break/></text:p>
        </text:list-item>
      </text:list>
      <text:p text:style-name="P2"><text:span text:style-name="T5">Kroki przepływu:</text:span></text:p>
      <text:list xml:id="list2251579571" text:style-name="WWNum43">
        <text:list-item>
          <text:p text:style-name="P15"><text:span text:style-name="T5">Puste → produkcja (pull):</text:span> <text:span text:style-name="T8">EMPTY_BUF_L* → PROD[1|2]_P1<text:line-break/></text:span> <text:span text:style-name="T6">Jak w EUR_PAL</text:span>, z dopasowaniem po zadeklarowanym typie lane <text:span text:style-name="T8">BOX</text:span>.<text:line-break/></text:p>
        </text:list-item>
        <text:list-item>
          <text:p text:style-name="P54"><text:span text:style-name="T5">Produkt → spinanie (push):</text:span> <text:span text:style-name="T8">PROD[1|2]_P3 → STRAP{1|2}<text:line-break/></text:span> <text:span text:style-name="T6">Reguła:</text:span> <text:span text:style-name="T5">mapowanie linii → STRAP</text:span>: <text:span text:style-name="T5">L1 → STRAP1</text:span>, <text:span text:style-name="T5">L2 → STRAP2</text:span> (niezależnie od ewentualnych kroków pośrednich w innych flowach).<text:line-break/> <text:span text:style-name="T6">Warunek:</text:span> <text:span text:style-name="T8">STRAP{1|2}.accept=true</text:span>.<text:line-break/></text:p>
        </text:list-item>
        <text:list-item>
          <text:p text:style-name="P54"><text:span text:style-name="T5">Spinanie → bufor wysyłki (push):</text:span> <text:span text:style-name="T8">STRAP{1|2} → SHIP_BUF_L*<text:line-break/></text:span> <text:span text:style-name="T6">Dobór lane:</text:span> <text:span text:style-name="T8">shipLaneByGoodsOrAssignEmpty</text:span> (autobind do <text:span text:style-name="T8">BOX</text:span>).<text:line-break/></text:p>
        </text:list-item>
        <text:list-item>
          <text:p text:style-name="P54"><text:span text:style-name="T5">Bufor wysyłki → SALES (push/pull):</text:span> <text:span text:style-name="T8">SHIP_BUF_L* → SALES<text:line-break/></text:span> <text:span text:style-name="T6">Wyzwalacz:</text:span> <text:span text:style-name="T8">SALES.accept=true</text:span> lub reguła wysyłki.<text:line-break/></text:p>
        </text:list-item>
        <text:list-item>
          <text:p text:style-name="P54"><text:soft-page-break/><text:span text:style-name="T5">Ścieżka odpadu (na żądanie):<text:line-break/></text:span></text:p>
          <text:list>
            <text:list-item>
              <text:p text:style-name="P123"><text:span text:style-name="T8">PROD[1|2]_P1 → WASTE_BUF</text:span>,<text:line-break/></text:p>
            </text:list-item>
            <text:list-item>
              <text:p text:style-name="P128"><text:span text:style-name="T8">PROD[1|2]_P3 → WASTE_BUF</text:span>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</text:list>
      <text:p text:style-name="P2"><text:span text:style-name="T5">Spinanie → bufor wysyłki (push):</text:span> <text:span text:style-name="T8">STRAP1 → SHIP_BUF_L*<text:line-break/></text:span> <text:span text:style-name="T6">Dobór lane:</text:span> <text:span text:style-name="T8">shipLaneByGoodsOrAssignEmpty</text:span> (autobind do <text:span text:style-name="T8">BOX</text:span>).</text:p>
      <text:list xml:id="list3343097948" text:style-name="WWNum24">
        <text:list-item>
          <text:p text:style-name="P16"><text:span text:style-name="T5">Bufor wysyłki → SALES (push/pull):</text:span> <text:span text:style-name="T8">SHIP_BUF_L* → SALES<text:line-break/></text:span> <text:span text:style-name="T6">Wyzwalacz:</text:span> <text:span text:style-name="T8">SALES.accept=true</text:span> lub reguła wysyłki.<text:line-break/></text:p>
        </text:list-item>
        <text:list-item>
          <text:p text:style-name="P55"><text:span text:style-name="T5">Ścieżka odpadu (na żądanie):<text:line-break/></text:span></text:p>
          <text:list>
            <text:list-item>
              <text:p text:style-name="P124"><text:span text:style-name="T8">PROD1_P1 → WASTE_BUF</text:span>,<text:line-break/></text:p>
            </text:list-item>
            <text:list-item>
              <text:p text:style-name="P124"><text:span text:style-name="T8">PROD1_P3 → WASTE_BUF</text:span>.<text:line-break/> <text:span text:style-name="T6">UI:</text:span> <text:span text:style-name="T8">intents.release=true</text:span>, <text:span text:style-name="T8">route.releaseKind="waste"</text:span>.<text:line-break/></text:p>
            </text:list-item>
          </text:list>
        </text:list-item>
        <text:list-item>
          <text:p text:style-name="P55"><text:span text:style-name="T5">Puste → produkcja:</text:span> <text:span text:style-name="T8">EMPTY_BUF → PROD1_P1<text:line-break/></text:span></text:p>
        </text:list-item>
        <text:list-item>
          <text:p text:style-name="P55"><text:span text:style-name="T5">Produkt → wyjście:</text:span> <text:span text:style-name="T8">PROD1_P3 → STRAP1 → SHIP_BUF → SALES<text:line-break/></text:span></text:p>
        </text:list-item>
        <text:list-item>
          <text:p text:style-name="P90"><text:span text:style-name="T5">Odpad:</text:span> <text:span text:style-name="T8">PROD1_P1 lub PROD1_P3 → WASTE_BUF<text:line-break/></text:span></text:p>
        </text:list-item>
      </text:list>
      <text:p text:style-name="P134"><text:bookmark text:name="_5s79a79k2qn9"/><text:span text:style-name="T3">3.5.3 Flow dla materiałów G (dwa typy: G_A, G_B)</text:span></text:p>
      <text:p text:style-name="P2"><text:span text:style-name="T5">Założenie upraszczające:</text:span> używamy dwóch typów materiałów G (<text:span text:style-name="T8">G_A</text:span>, <text:span text:style-name="T8">G_B</text:span>). Operator <text:span text:style-name="T5">zawsze</text:span> wybiera bieżący typ w <text:span text:style-name="T8">ui.goodsTypeSelected</text:span> na gniazdach produkcyjnych <text:span text:style-name="T8">PROD*_G*</text:span>. Na alejkach <text:span text:style-name="T8">G_BUF_L*</text:span> operatorzy ręczni ustawiają typ lane (autobind lub ręcznie) oraz <text:span text:style-name="T5">oznaczają bufor jako gotowy do wydania</text:span> (<text:span text:style-name="T8">intents.release=true</text:span>). Na buforze G <text:span text:style-name="T5">nie wywołuje się dostawy</text:span> — jest on źródłem towaru, gotowym do wysyłki.</text:p>
      <text:p text:style-name="P2"><text:span text:style-name="T5">Model wyzwalania (pull z produkcji):</text:span></text:p>
      <text:list xml:id="list526599198" text:style-name="WWNum14">
        <text:list-item>
          <text:p text:style-name="P17"><text:span text:style-name="T5">Wyzwalacz:</text:span> operator na <text:span text:style-name="T8">PROD*_G*</text:span> ustawia <text:span text:style-name="T8">intents.accept=true</text:span> dla wybranego <text:span text:style-name="T8">ui.goodsTypeSelected</text:span> (np. <text:span text:style-name="T8">G_A</text:span>). To jest sygnał „brakuje mi typu G – przywieź”.<text:line-break/></text:p>
        </text:list-item>
        <text:list-item>
          <text:p text:style-name="P56"><text:span text:style-name="T5">Źródło:</text:span> <text:span text:style-name="T8">G_BUF_L*</text:span> ma <text:span text:style-name="T8">intents.release=true</text:span> i wskazany typ lane (<text:span text:style-name="T8">state.goodsTypeCurrent</text:span> = <text:span text:style-name="T8">G_A|G_B</text:span>).<text:line-break/></text:p>
        </text:list-item>
        <text:list-item>
          <text:p text:style-name="P91"><text:span text:style-name="T5">Decyzja Orchestratora:</text:span> powstaje task <text:span text:style-name="T8">G_BUF_L* → PROD*_G*</text:span> tylko gdy <text:span text:style-name="T6">oba warunki</text:span> są spełnione: (i) produkcja woła (<text:span text:style-name="T8">accept=true</text:span> dla typu), (ii) lane G jest gotowy do wydania (<text:span text:style-name="T8">release=true</text:span>, typ zgodny, <text:span text:style-name="T8">freeSlots&gt;0</text:span> w celu).<text:line-break/></text:p>
        </text:list-item>
      </text:list>
      <text:p text:style-name="P2"><text:span text:style-name="T5">Kroki przepływu:</text:span></text:p>
      <text:list xml:id="list3894525876" text:style-name="WWNum31">
        <text:list-item>
          <text:p text:style-name="P18"><text:span text:style-name="T5">Dostawa G → produkcja:</text:span> <text:span text:style-name="T8">G_BUF_L* → PROD[1|2]_G[1|2]<text:line-break/></text:span> <text:span text:style-name="T6">Dobór lane:</text:span> <text:span text:style-name="T8">gLaneByGoodsOrAssignEmpty</text:span> (jeśli istnieje alejka z <text:span text:style-name="T8">goodsTypeCurrent == G_A|G_B</text:span> → wybierz ją; w p.p. przypisz pierwszą pustą alejkę do danego typu — autobind).<text:line-break/> <text:span text:style-name="T6">Dobór gniazda:</text:span> <text:span text:style-name="T8">matchByGoodsType</text:span> (zgodność z <text:span text:style-name="T8">ui.goodsTypeSelected</text:span>) oraz opcjonalnie <text:span text:style-name="T8">matchByLineIdAndGSlot</text:span>.<text:line-break/></text:p>
        </text:list-item>
        <text:list-item>
          <text:p text:style-name="P92"><text:span text:style-name="T5">Wywóz G do odpadu (na żądanie operatora produkcji):</text:span> <text:span text:style-name="T8">PROD[1|2]_G[1|2] → WASTE_BUF<text:line-break/></text:span> <text:span text:style-name="T6">UI:</text:span> <text:span text:style-name="T8">intents.release=true</text:span>, <text:span text:style-name="T8">route.releaseKind="waste"</text:span>.<text:line-break/></text:p>
        </text:list-item>
      </text:list>
      <text:p text:style-name="P2"><text:span text:style-name="T5">Uwagi operacyjne:</text:span></text:p>
      <text:list xml:id="list1030205878" text:style-name="WWNum23">
        <text:list-item>
          <text:p text:style-name="P19"><text:soft-page-break/><text:span text:style-name="T8">G_BUF_L*</text:span> działa jak źródło (analog <text:span text:style-name="T8">EMPTY_BUF</text:span>): manual określa typ lane i gotowość do wydania (<text:span text:style-name="T8">release=true</text:span>); <text:span text:style-name="T5">nie ma</text:span> tu przycisku „przywieź”.<text:line-break/></text:p>
        </text:list-item>
        <text:list-item>
          <text:p text:style-name="P93"><text:span text:style-name="T8">PROD*_G*</text:span> są wejściowymi slotami produkcyjnymi; <text:span text:style-name="T5">to one</text:span> inicjują transport ustawieniem <text:span text:style-name="T8">accept=true</text:span> (pull).<text:line-break/></text:p>
        </text:list-item>
      </text:list>
      <text:p text:style-name="P2"><text:span text:style-name="T6">Decyzja i feedback:</text:span> Orchestrator tworzy task tylko, gdy produkcja woła i lane EMPTY jest gotowy; w przeciwnym razie zapisuje w <text:span text:style-name="T8">CONTROL.tags.preview/explain</text:span> powód (np. <text:span text:style-name="T8">NO_LANE_FOR_TYPE</text:span>, <text:span text:style-name="T8">LANE_NOT_RELEASE</text:span>, <text:span text:style-name="T8">DEST_BLOCKED</text:span>).</text:p>
      <text:p text:style-name="Standard"><draw:rect text:anchor-type="as-char" style:rel-width="100%" draw:z-index="4" draw:style-name="gr1" draw:text-style-name="P137" svg:width="0.0012in" svg:height="0.0213in"><text:p/></draw:rect></text:p>
      <text:p text:style-name="P133"><text:bookmark text:name="_gpdv7f7068u"/><text:span text:style-name="T2">3.6 Zachowanie miejsc procesowych</text:span></text:p>
      <text:p text:style-name="P134"><text:bookmark text:name="_rzj4bj9fgbzs"/><text:span text:style-name="T3">EMPTY_BUF_L* – alejki bufora pustych (źródło ręczne)</text:span></text:p>
      <text:list xml:id="list2731645133" text:style-name="WWNum44">
        <text:list-item>
          <text:p text:style-name="P20"><text:span text:style-name="T5">Rola:</text:span> źródło pustych opakowań <text:span text:style-name="T5">wypełniane ręcznie</text:span> (poza systemem AGV).<text:line-break/></text:p>
        </text:list-item>
        <text:list-item>
          <text:p text:style-name="P57"><text:span text:style-name="T5">Intencje:</text:span> <text:span text:style-name="T8">intents.release=true</text:span> (gotowość do wydania); <text:span text:style-name="T5">operator na UI wskazuje typ lane</text:span> (np. <text:span text:style-name="T8">EUR_PAL</text:span>), co jest odzwierciedlane w RDS (<text:span text:style-name="T8">CONTROL.content.ui.goodsTypeSelected</text:span> i/lub <text:span text:style-name="T8">OCCUPANCY.state.goodsTypeCurrent</text:span>).<text:line-break/></text:p>
        </text:list-item>
        <text:list-item>
          <text:p text:style-name="P57"><text:span text:style-name="T5">Dobór przez Orchestratora:</text:span> wyłącznie na podstawie <text:span text:style-name="T5">zadeklarowanego</text:span> typu lane (<text:span text:style-name="T8">emptyLaneByDeclaredType</text:span>). <text:span text:style-name="T5">Brak autobind.<text:line-break/></text:span></text:p>
        </text:list-item>
        <text:list-item>
          <text:p text:style-name="P94"><text:span text:style-name="T5">Feedback:</text:span> gdy nie można zrealizować wołania, Orchestrator zapisuje w <text:span text:style-name="T8">CONTROL.tags.preview/explain</text:span> powód (np. <text:span text:style-name="T8">NO_LANE_FOR_TYPE</text:span>, <text:span text:style-name="T8">LANE_NOT_RELEASE</text:span>, <text:span text:style-name="T8">DEST_BLOCKED</text:span>).<text:line-break/></text:p>
        </text:list-item>
      </text:list>
      <text:p text:style-name="P2">Każde miejsce ma określone zachowanie, wynikające z konfiguracji i roli w procesie:</text:p>
      <text:p text:style-name="P134"><text:bookmark text:name="_o8m1qcxlxn2t"/><text:span text:style-name="T3">PROD1_P1 – port wejściowy (puste IN, odpad OUT)</text:span></text:p>
      <text:list xml:id="list673935995" text:style-name="WWNum13">
        <text:list-item>
          <text:p text:style-name="P21"><text:span text:style-name="T5">Intencje:</text:span> przyjęcie pustych opakowań (<text:span text:style-name="T8">accept=true</text:span>) lub wywóz odpadu (<text:span text:style-name="T8">release=true, releaseKind=waste</text:span>).<text:line-break/></text:p>
        </text:list-item>
        <text:list-item>
          <text:p text:style-name="P58"><text:span text:style-name="T5">Ograniczenia:</text:span> brak możliwości manualnego wskazania celu przy przyjęciu pustych.<text:line-break/></text:p>
        </text:list-item>
        <text:list-item>
          <text:p text:style-name="P95"><text:span text:style-name="T5">Orchestrator:</text:span> tworzy task tylko, jeśli bufor EMPTY_BUF ma wolny slot.<text:line-break/></text:p>
        </text:list-item>
      </text:list>
      <text:p text:style-name="P134"><text:bookmark text:name="_6igo8in7bih"/><text:span text:style-name="T3">PROD1_P3 – port wyjściowy (produkt OUT, odpad OUT)</text:span></text:p>
      <text:list xml:id="list3903488916" text:style-name="WWNum26">
        <text:list-item>
          <text:p text:style-name="P22"><text:span text:style-name="T5">Intencje:</text:span> wysyłka produktu (<text:span text:style-name="T8">releaseKind=auto</text:span>), skróty ręczne (<text:span text:style-name="T8">wrap</text:span>, <text:span text:style-name="T8">strap</text:span>, <text:span text:style-name="T8">ship</text:span>, <text:span text:style-name="T8">waste</text:span>).<text:line-break/></text:p>
        </text:list-item>
        <text:list-item>
          <text:p text:style-name="P59"><text:span text:style-name="T5">Wybór typu na wyjściu:</text:span> operator może ustawić <text:span text:style-name="T8">ui.goodsTypeSelected</text:span> <text:span text:style-name="T5">dla wysyłki</text:span> (np. wypchnięcie poprzedniego batcha), niezależnie od tego, co jest aktualnie wołane na <text:span text:style-name="T8">PROD1_P1</text:span>.<text:line-break/></text:p>
        </text:list-item>
        <text:list-item>
          <text:p text:style-name="P96"><text:span text:style-name="T5">Orchestrator:</text:span> wybiera cel zgodnie z aktualnym flow i zajętością buforów; <text:span text:style-name="T5">mapowanie linii → STRAP</text:span>: L1→STRAP1.<text:line-break/></text:p>
        </text:list-item>
      </text:list>
      <text:p text:style-name="P134"><text:bookmark text:name="_tr4aiyehzlp6"/><text:span text:style-name="T3">PROD2_P3 – port wyjściowy (produkt OUT, odpad OUT)</text:span></text:p>
      <text:list xml:id="list166201678" text:style-name="WWNum22">
        <text:list-item>
          <text:p text:style-name="P23"><text:span text:style-name="T5">Intencje:</text:span> jak wyżej.<text:line-break/></text:p>
        </text:list-item>
        <text:list-item>
          <text:p text:style-name="P60"><text:soft-page-break/><text:span text:style-name="T5">Wybór typu na wyjściu:</text:span> analogiczny – <text:span text:style-name="T8">ui.goodsTypeSelected</text:span> dla wysyłki.<text:line-break/></text:p>
        </text:list-item>
        <text:list-item>
          <text:p text:style-name="P97"><text:span text:style-name="T5">Orchestrator:</text:span> <text:span text:style-name="T5">mapowanie linii → STRAP</text:span>: L2→STRAP2.<text:line-break/></text:p>
        </text:list-item>
      </text:list>
      <text:p text:style-name="P134"><text:bookmark text:name="_fr6sjacpance"/><text:span text:style-name="T3">PROD*_G* – gniazda dostaw G na produkcji (G IN, odpad OUT)</text:span></text:p>
      <text:list xml:id="list2395338486" text:style-name="WWNum8">
        <text:list-item>
          <text:p text:style-name="P24"><text:span text:style-name="T5">Intencje (pull):</text:span> operator wybiera <text:span text:style-name="T8">ui.goodsTypeSelected = G_A|G_B</text:span> i ustawia <text:span text:style-name="T8">intents.accept=true</text:span> (sygnał „przywieź G tego typu”).<text:line-break/></text:p>
        </text:list-item>
        <text:list-item>
          <text:p text:style-name="P61"><text:span text:style-name="T5">Wywóz na żądanie:</text:span> operator może ustawić <text:span text:style-name="T8">intents.release=true</text:span> z <text:span text:style-name="T8">route.releaseKind="waste"</text:span> → <text:span text:style-name="T8">PROD*_G* → WASTE_BUF</text:span>.<text:line-break/></text:p>
        </text:list-item>
        <text:list-item>
          <text:p text:style-name="P98"><text:span text:style-name="T5">Orchestrator:</text:span> przy <text:span text:style-name="T8">accept=true</text:span> szuka lane w <text:span text:style-name="T8">G_BUF_L*</text:span> gotowego do wydania (<text:span text:style-name="T8">release=true</text:span>) i zgodnego typem; tworzy task <text:span text:style-name="T8">G_BUF_L* → PROD*_G*</text:span>.<text:line-break/></text:p>
        </text:list-item>
      </text:list>
      <text:p text:style-name="P134"><text:bookmark text:name="_q1z8al9ilq1t"/><text:span text:style-name="T3">G_BUF_L* – alejki bufora materiałów G (źródło)</text:span></text:p>
      <text:list xml:id="list4293319348" text:style-name="WWNum7">
        <text:list-item>
          <text:p text:style-name="P25"><text:span text:style-name="T5">Rola:</text:span> źródło towarów G. Nie wywołuje się dostawy z G_BUF; lane jest <text:span text:style-name="T5">gotowe do wydania</text:span>.<text:line-break/></text:p>
        </text:list-item>
        <text:list-item>
          <text:p text:style-name="P62"><text:span text:style-name="T5">Intencje:</text:span> <text:span text:style-name="T8">intents.release=true</text:span>; operator ręczny ustala typ lane (<text:span text:style-name="T8">state.goodsTypeCurrent = G_A|G_B</text:span>) – ręcznie lub przez autobind.<text:line-break/></text:p>
        </text:list-item>
        <text:list-item>
          <text:p text:style-name="P99"><text:span text:style-name="T5">Zachowanie:</text:span> lane przyjmuje przypisanie typu do opróżnienia; nie miesza typów w jednej alejce.<text:line-break/></text:p>
        </text:list-item>
      </text:list>
      <text:p text:style-name="P134"><text:bookmark text:name="_qkq6tn4h43mj"/><text:span text:style-name="T3">WRAP – owijarka z buforem 2-slotowym</text:span></text:p>
      <text:list xml:id="list1178273833" text:style-name="WWNum6">
        <text:list-item>
          <text:p text:style-name="P26"><text:span text:style-name="T5">Wejście:</text:span> przyjęcie produktu, jeśli stanowisko wolne.<text:line-break/></text:p>
        </text:list-item>
        <text:list-item>
          <text:p text:style-name="P63"><text:span text:style-name="T5">Wyjście:</text:span> wysyłka do STRAP1 (dla EUR_PAL).<text:line-break/></text:p>
        </text:list-item>
        <text:list-item>
          <text:p text:style-name="P100"><text:span text:style-name="T5">Occupancy Manager:</text:span> zarządza dostępnością slotów (<text:span text:style-name="T8">stackHeights</text:span>, <text:span text:style-name="T8">acceptWindow</text:span>).<text:line-break/></text:p>
        </text:list-item>
      </text:list>
      <text:p text:style-name="P134"><text:bookmark text:name="_gx8agt49no9e"/><text:span text:style-name="T3">STRAP1 – spinanie linii 1</text:span></text:p>
      <text:list xml:id="list2033971350" text:style-name="WWNum32">
        <text:list-item>
          <text:p text:style-name="P27"><text:span text:style-name="T5">Wejście:</text:span> przyjęcie od WRAP (dla EUR_PAL) lub bezpośrednio od produkcji (dla BOX) <text:span text:style-name="T5">z linii 1</text:span>.<text:line-break/></text:p>
        </text:list-item>
        <text:list-item>
          <text:p text:style-name="P101"><text:span text:style-name="T5">Wyjście:</text:span> przekazanie do SHIP_BUF.<text:line-break/></text:p>
        </text:list-item>
      </text:list>
      <text:p text:style-name="P134"><text:bookmark text:name="_sn8fqtbney8g"/><text:span text:style-name="T3">STRAP2 – spinanie linii 2</text:span></text:p>
      <text:list xml:id="list1592805047" text:style-name="WWNum34">
        <text:list-item>
          <text:p text:style-name="P28"><text:span text:style-name="T5">Wejście:</text:span> przyjęcie od WRAP (dla EUR_PAL) lub bezpośrednio od produkcji (dla BOX) <text:span text:style-name="T5">z linii 2</text:span>.<text:line-break/></text:p>
        </text:list-item>
        <text:list-item>
          <text:p text:style-name="P102"><text:span text:style-name="T5">Wyjście:</text:span> przekazanie do SHIP_BUF.<text:line-break/></text:p>
        </text:list-item>
      </text:list>
      <text:p text:style-name="P134"><text:bookmark text:name="_1l6k7bsk71v4"/><text:span text:style-name="T3">SHIP_BUF – bufor wysyłki (wielotypowy, sterowany per‑alejka)</text:span></text:p>
      <text:list xml:id="list3832945806" text:style-name="WWNum4">
        <text:list-item>
          <text:p text:style-name="P29"><text:soft-page-break/><text:span text:style-name="T5">Wielotypowość per alejka:</text:span> każda alejka <text:span text:style-name="T8">SHIP_BUF_L*</text:span> może mieć <text:span text:style-name="T5">inny</text:span> <text:span text:style-name="T8">state.goodsTypeCurrent</text:span> (ustawiany przez autobind przy pierwszym przyjęciu lub ręcznie). Typ utrzymuje się do całkowitego opróżnienia alejki.<text:line-break/></text:p>
        </text:list-item>
        <text:list-item>
          <text:p text:style-name="P64"><text:span text:style-name="T5">Przyjmowanie (accept):</text:span> operator może <text:span text:style-name="T5">czasowo wyłączyć przyjmowanie</text:span> (<text:span text:style-name="T8">intents.accept=false</text:span>) dla całego SHIP_BUF albo dla wybranych alejek. <text:span text:style-name="T5">Zasada inflight:</text:span> taski już w drodze <text:span text:style-name="T5">dojeżdżają</text:span> mimo <text:span text:style-name="T8">accept=false</text:span>.<text:line-break/></text:p>
        </text:list-item>
        <text:list-item>
          <text:p text:style-name="P64"><text:span text:style-name="T5">Kontrola jakości (poza systemem):</text:span> po badaniu partii operator ręczny zaznacza partię jako <text:span text:style-name="T5">gotową do wysyłki</text:span> w UI (np. check na towarze/alejce).<text:line-break/></text:p>
        </text:list-item>
        <text:list-item>
          <text:p text:style-name="P64"><text:span text:style-name="T5">Wywóz (ship trigger):</text:span> operator uruchamia <text:span text:style-name="T5">manualny wywóz</text:span> dla wskazanego towaru/alejki (<text:span text:style-name="T8">intents.release=true</text:span>, <text:span text:style-name="T8">route.releaseKind="ship"</text:span>).<text:line-break/></text:p>
        </text:list-item>
        <text:list-item>
          <text:p text:style-name="P64"><text:span text:style-name="T5">Warunki wyjazdu:</text:span> Orchestrator realizuje <text:span text:style-name="T8">SHIP_BUF_L* → SHIP_STATION/TUNNEL</text:span> <text:span text:style-name="T5">jeśli</text:span>:<text:line-break/> (i) istnieje wolne miejsce w tunelu/na stacji (<text:span text:style-name="T8">SHIP_STATION.accept=true</text:span> <text:span text:style-name="T6">i/lub</text:span> wolny slot),<text:line-break/> (ii) w przeciwnym razie używa <text:span text:style-name="T5">bufora przytunelowego</text:span> (overflow) jeśli skonfigurowany,<text:line-break/> (iii) w obu przypadkach respektuje filtr towaru po <text:span text:style-name="T8">state.goodsTypeCurrent</text:span>.<text:line-break/></text:p>
        </text:list-item>
        <text:list-item>
          <text:p text:style-name="P64"><text:span text:style-name="T5">Reguły doboru celu:</text:span> <text:span text:style-name="T8">shipStationAccept</text:span>, <text:span text:style-name="T8">shipTunnelOrOverflow</text:span> (nowa), z poszanowaniem stanu akceptacji i jakości.<text:line-break/></text:p>
        </text:list-item>
        <text:list-item>
          <text:p text:style-name="P103"><text:span text:style-name="T5">Feedback:</text:span> gdy nie można wywieźć, <text:span text:style-name="T8">CONTROL.tags.preview/explain</text:span> podaje przyczynę (np. <text:span text:style-name="T8">TUNNEL_FULL</text:span>, <text:span text:style-name="T8">STATION_PAUSED</text:span>, <text:span text:style-name="T8">NO_OVERFLOW_SLOT</text:span>).<text:line-break/></text:p>
        </text:list-item>
      </text:list>
      <text:p text:style-name="P134"><text:bookmark text:name="_36f01xdnf4ta"/><text:span text:style-name="T3">WASTE_BUF – bufor odpadu</text:span></text:p>
      <text:list xml:id="list4133892603" text:style-name="WWNum17">
        <text:list-item>
          <text:p text:style-name="P30"><text:span text:style-name="T5">Wejście:</text:span> odbiór odpadów z produkcji.<text:line-break/></text:p>
        </text:list-item>
        <text:list-item>
          <text:p text:style-name="P104"><text:span text:style-name="T5">Wyjście:</text:span> opcjonalny transport na zewnętrzne stanowisko utylizacji.<text:line-break/></text:p>
        </text:list-item>
      </text:list>
      <text:p text:style-name="Standard"><draw:rect text:anchor-type="as-char" style:rel-width="100%" draw:z-index="5" draw:style-name="gr1" draw:text-style-name="P137" svg:width="0.0012in" svg:height="0.0213in"><text:p/></draw:rect></text:p>
      <text:p text:style-name="P133"><text:bookmark text:name="_9afihvo950ik"/><text:span text:style-name="T2">3.7 Scenariusz testowy – podstawowy przepływ EUR_PAL</text:span></text:p>
      <text:list xml:id="list2021221943" text:style-name="WWNum11">
        <text:list-item>
          <text:p text:style-name="P31">Operator w UI ustawia <text:span text:style-name="T8">accept=true</text:span> na <text:span text:style-name="T8">PROD1_P1</text:span> (żądanie przywiezienia pustej palety).<text:line-break/></text:p>
        </text:list-item>
        <text:list-item>
          <text:p text:style-name="P65">Orchestrator analizuje stan <text:span text:style-name="T8">EMPTY_BUF_OCCUPANCY</text:span> i tworzy task <text:span text:style-name="T8">EMPTY_BUF → PROD1_P1</text:span>.<text:line-break/></text:p>
        </text:list-item>
        <text:list-item>
          <text:p text:style-name="P65">RDS przypisuje robota, który wykonuje zadanie.<text:line-break/></text:p>
        </text:list-item>
        <text:list-item>
          <text:p text:style-name="P65">Po dostarczeniu pustej palety, operator ustawia <text:span text:style-name="T8">release=true</text:span> na <text:span text:style-name="T8">PROD1_P3</text:span> (gotowy produkt).<text:line-break/></text:p>
        </text:list-item>
        <text:list-item>
          <text:p text:style-name="P65">Orchestrator wybiera kolejny krok z flow: <text:span text:style-name="T8">PROD1_P3 → WRAP</text:span>.<text:line-break/></text:p>
        </text:list-item>
        <text:list-item>
          <text:p text:style-name="P65">Po zakończeniu owijania – <text:span text:style-name="T8">WRAP → STRAP1 → SHIP_BUF → SALES</text:span>.<text:line-break/></text:p>
        </text:list-item>
        <text:list-item>
          <text:p text:style-name="P105">Wszystkie decyzje i uzasadnienia zapisane są w <text:span text:style-name="T8">CONTROL.tags</text:span> dla każdego miejsca.<text:line-break/></text:p>
        </text:list-item>
      </text:list>
      <text:p text:style-name="P2"><text:span text:style-name="T6">(Interpretacja dla GPT: ten scenariusz służy do testowania całego łańcucha decyzyjnego: intencja → decyzja → task → aktualizacja stanu → kolejna decyzja.)</text:span></text:p>
      <text:p text:style-name="Standard"><draw:rect text:anchor-type="as-char" style:rel-width="100%" draw:z-index="6" draw:style-name="gr1" draw:text-style-name="P137" svg:width="0.0012in" svg:height="0.0213in"><text:p/></draw:rect></text:p>
      <text:p text:style-name="P133"><text:bookmark text:name="_7bbsc8uu12n"/><text:soft-page-break/><text:span text:style-name="T2">3.8 Granice przykładu</text:span></text:p>
      <text:p text:style-name="P2">Przykład nie opisuje pełnej konfiguracji parametrów manewrowych (wysokości wideł, profile podnoszenia, czasy, itp.). Te elementy należą do konfiguracji tasków w RDS i mogą być dodane w fazie wdrożeniowej.</text:p>
      <text:p text:style-name="P2">Dodatkowe testy rozszerzone obejmą:</text:p>
      <text:list xml:id="list636966463" text:style-name="WWNum40">
        <text:list-item>
          <text:p text:style-name="P32">sytuację bufora pełnego (<text:span text:style-name="T8">BLOCK_AND_WAIT</text:span>, <text:span text:style-name="T8">ASK_OPERATOR</text:span>, <text:span text:style-name="T8">AUTO_REROUTE</text:span>),<text:line-break/></text:p>
        </text:list-item>
        <text:list-item>
          <text:p text:style-name="P66">przerwanie taska z użyciem <text:span text:style-name="T8">canInterruptSafely</text:span>,<text:line-break/></text:p>
        </text:list-item>
        <text:list-item>
          <text:p text:style-name="P66">wyścigi pomiędzy tworzeniem i anulowaniem tasków,<text:line-break/></text:p>
        </text:list-item>
        <text:list-item>
          <text:p text:style-name="P106">automatyczne przywracanie robota (<text:span text:style-name="T8">dispatchable fix</text:span>).<text:line-break/></text:p>
        </text:list-item>
      </text:list>
      <text:p text:style-name="P2"><text:span text:style-name="T6">(Interpretacja dla GPT: przykład referencyjny stanowi bazę dla testów integracyjnych i regresyjnych. Na jego podstawie można ocenić poprawność całego modelu danych i logiki Orchestratora.)</text:span></text:p>
      <text:p text:style-name="Standard"><draw:rect text:anchor-type="as-char" style:rel-width="100%" draw:z-index="7" draw:style-name="gr1" draw:text-style-name="P137" svg:width="0.0012in" svg:height="0.0213in"><text:p/></draw:rect></text:p>
      <text:p text:style-name="P133"><text:bookmark text:name="_a2mm76b5ghj5"/><text:span text:style-name="T2">3.9 Matryca intencja → akcja → explain (kluczowe miejsca)</text:span></text:p>
      <text:p text:style-name="P2">Poniżej syntetyczna macierz pokazująca, <text:span text:style-name="T5">kto</text:span> i <text:span text:style-name="T5">gdzie</text:span> ustawia intencję, <text:span text:style-name="T5">co</text:span> robi Orchestrator i <text:span text:style-name="T5">jakie</text:span> minimum informacji musi trafić do <text:span text:style-name="T8">CONTROL.tags.preview/explain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5">Miejsce</text:span></text:p>
          </table:table-cell>
          <table:table-cell table:style-name="Table1.A1" office:value-type="string">
            <text:p text:style-name="P1"><text:span text:style-name="T5">Intencja z UI</text:span></text:p>
          </table:table-cell>
          <table:table-cell table:style-name="Table1.A1" office:value-type="string">
            <text:p text:style-name="P1"><text:span text:style-name="T5">Warunki</text:span></text:p>
          </table:table-cell>
          <table:table-cell table:style-name="Table1.A1" office:value-type="string">
            <text:p text:style-name="P1"><text:span text:style-name="T5">Akcja Orchestratora</text:span></text:p>
          </table:table-cell>
          <table:table-cell table:style-name="Table1.A1" office:value-type="string">
            <text:p text:style-name="P1"><text:span text:style-name="T5">Minimalny </text:span><text:span text:style-name="T9">preview</text:span></text:p>
          </table:table-cell>
          <table:table-cell table:style-name="Table1.A1" office:value-type="string">
            <text:p text:style-name="P1"><text:span text:style-name="T5">Przykładowe </text:span><text:span text:style-name="T9">reason[]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8">PROD1_P1</text:span> (pull pustych)</text:p>
          </table:table-cell>
          <table:table-cell table:style-name="Table1.A1" office:value-type="string">
            <text:p text:style-name="Standard"><text:span text:style-name="T8">accept=true</text:span>, <text:span text:style-name="T8">goodsTypeSelected=EUR_PAL</text:span></text:p>
          </table:table-cell>
          <table:table-cell table:style-name="Table1.A1" office:value-type="string">
            <text:p text:style-name="Standard"><text:span text:style-name="T8">EMPTY_BUF_L*</text:span> ma <text:span text:style-name="T8">release=true</text:span> i <text:span text:style-name="T5">deklarowany</text:span> typ <text:span text:style-name="T8">EUR_PAL</text:span></text:p>
          </table:table-cell>
          <table:table-cell table:style-name="Table1.A1" office:value-type="string">
            <text:p text:style-name="Standard"><text:span text:style-name="T8">CREATE_TASK: EMPTY_BUF_Lx → PROD1_P1</text:span></text:p>
          </table:table-cell>
          <table:table-cell table:style-name="Table1.A1" office:value-type="string">
            <text:p text:style-name="Standard"><text:span text:style-name="T8">GOODS_TYPE, SOURCE=EMPTY_BUF_Lx, TARGET=PROD1_P1</text:span></text:p>
          </table:table-cell>
          <table:table-cell table:style-name="Table1.A1" office:value-type="string">
            <text:p text:style-name="Standard"><text:span text:style-name="T8">MATCH_DECLARED_LAN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PROD1_P1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brak odpowiedniej alejki / <text:span text:style-name="T8">release=false</text:span></text:p>
          </table:table-cell>
          <table:table-cell table:style-name="Table1.A1" office:value-type="string">
            <text:p text:style-name="Standard"><text:span text:style-name="T8">NONE</text:span></text:p>
          </table:table-cell>
          <table:table-cell table:style-name="Table1.A1" office:value-type="string">
            <text:p text:style-name="Standard"><text:span text:style-name="T8">action=NONE</text:span></text:p>
          </table:table-cell>
          <table:table-cell table:style-name="Table1.A1" office:value-type="string">
            <text:p text:style-name="Standard"><text:span text:style-name="T8">NO_LANE_FOR_TYPE</text:span>, <text:span text:style-name="T8">LANE_NOT_RELEAS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PROD1_P3</text:span> (push produktu)</text:p>
          </table:table-cell>
          <table:table-cell table:style-name="Table1.A1" office:value-type="string">
            <text:p text:style-name="Standard"><text:span text:style-name="T8">release=true</text:span>, <text:span text:style-name="T8">goodsTypeSelected=EUR_PAL</text:span>, <text:span text:style-name="T8">releaseKind=auto</text:span></text:p>
          </table:table-cell>
          <table:table-cell table:style-name="Table1.A1" office:value-type="string">
            <text:p text:style-name="Standard"><text:span text:style-name="T8">WRAP.accept=true</text:span></text:p>
          </table:table-cell>
          <table:table-cell table:style-name="Table1.A1" office:value-type="string">
            <text:p text:style-name="Standard"><text:span text:style-name="T8">CREATE_TASK: PROD1_P3 → WRAP</text:span></text:p>
          </table:table-cell>
          <table:table-cell table:style-name="Table1.A1" office:value-type="string">
            <text:p text:style-name="Standard"><text:span text:style-name="T8">SOURCE=PROD1_P3, TARGET=WRAP</text:span></text:p>
          </table:table-cell>
          <table:table-cell table:style-name="Table1.A1" office:value-type="string">
            <text:p text:style-name="Standard"><text:span text:style-name="T8">WRAP_WITH_BUFFER</text:span> (jeśli WRAP busy → bufor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8">PROD2_P3</text:span> (push BOX)</text:p>
          </table:table-cell>
          <table:table-cell table:style-name="Table1.A1" office:value-type="string">
            <text:p text:style-name="Standard"><text:span text:style-name="T8">release=true</text:span>, <text:span text:style-name="T8">goodsTypeSelected=BOX</text:span></text:p>
          </table:table-cell>
          <table:table-cell table:style-name="Table1.A1" office:value-type="string">
            <text:p text:style-name="Standard"><text:span text:style-name="T8">STRAP2.accept=true</text:span></text:p>
          </table:table-cell>
          <table:table-cell table:style-name="Table1.A1" office:value-type="string">
            <text:p text:style-name="Standard"><text:span text:style-name="T8">CREATE_TASK: PROD2_P3 → STRAP2</text:span></text:p>
          </table:table-cell>
          <table:table-cell table:style-name="Table1.A1" office:value-type="string">
            <text:p text:style-name="Standard"><text:span text:style-name="T8">LINE_ID=L2, TARGET=STRAP2</text:span></text:p>
          </table:table-cell>
          <table:table-cell table:style-name="Table1.A1" office:value-type="string">
            <text:p text:style-name="Standard"><text:span text:style-name="T8">MAP_LINE_TO_STRAP</text:span></text:p>
          </table:table-cell>
        </table:table-row>
        <table:table-row table:style-name="Table1.6">
          <table:table-cell table:style-name="Table1.A1" office:value-type="string">
            <text:p text:style-name="Standard"><text:span text:style-name="T8">PROD1_G1</text:span> (pull G)</text:p>
          </table:table-cell>
          <table:table-cell table:style-name="Table1.A1" office:value-type="string">
            <text:p text:style-name="Standard"><text:span text:style-name="T8">accept=true</text:span>, <text:span text:style-name="T8">goodsTypeSelected=G_A</text:span></text:p>
          </table:table-cell>
          <table:table-cell table:style-name="Table1.A1" office:value-type="string">
            <text:p text:style-name="Standard"><text:span text:style-name="T8">G_BUF_L*</text:span> ma <text:span text:style-name="T8">release=true</text:span>, lane typu <text:span text:style-name="T8">G_A</text:span></text:p>
          </table:table-cell>
          <table:table-cell table:style-name="Table1.A1" office:value-type="string">
            <text:p text:style-name="Standard"><text:span text:style-name="T8">CREATE_TASK: G_BUF_Ly → PROD1_G1</text:span></text:p>
          </table:table-cell>
          <table:table-cell table:style-name="Table1.A1" office:value-type="string">
            <text:p text:style-name="Standard"><text:span text:style-name="T8">GOODS_TYPE=G_A, SOURCE=G_BUF_Ly, TARGET=PROD1_G1</text:span></text:p>
          </table:table-cell>
          <table:table-cell table:style-name="Table1.A1" office:value-type="string">
            <text:p text:style-name="Standard"><text:span text:style-name="T8">MATCH_BY_GOODS_TYP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SHIP_BUF_L*</text:span> (po QA – wywóz)</text:p>
          </table:table-cell>
          <table:table-cell table:style-name="Table1.A1" office:value-type="string">
            <text:p text:style-name="Standard"><text:span text:style-name="T8">release=true</text:span>, <text:span text:style-name="T8">releaseKind=ship</text:span></text:p>
          </table:table-cell>
          <table:table-cell table:style-name="Table1.A1" office:value-type="string">
            <text:p text:style-name="Standard">tunel wolny</text:p>
          </table:table-cell>
          <table:table-cell table:style-name="Table1.A1" office:value-type="string">
            <text:p text:style-name="Standard"><text:span text:style-name="T8">CREATE_TASK: SHIP_BUF_Lx → SHIP_STATION</text:span></text:p>
          </table:table-cell>
          <table:table-cell table:style-name="Table1.A1" office:value-type="string">
            <text:p text:style-name="Standard"><text:span text:style-name="T8">SOURCE=SHIP_BUF_Lx, TARGET=SHIP1</text:span></text:p>
          </table:table-cell>
          <table:table-cell table:style-name="Table1.A1" office:value-type="string">
            <text:p text:style-name="Standard"><text:span text:style-name="T8">SHIP_TUNNEL_FREE</text:span>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8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tunel pełny, overflow dostępne</text:p>
          </table:table-cell>
          <table:table-cell table:style-name="Table1.A1" office:value-type="string">
            <text:p text:style-name="Standard"><text:span text:style-name="T8">CREATE_TASK: SHIP_BUF_Lx → SHIP_OVERFLOW_Lz</text:span></text:p>
          </table:table-cell>
          <table:table-cell table:style-name="Table1.A1" office:value-type="string">
            <text:p text:style-name="Standard"><text:span text:style-name="T8">TARGET=SHIP_OVERFLOW_Lz</text:span></text:p>
          </table:table-cell>
          <table:table-cell table:style-name="Table1.A1" office:value-type="string">
            <text:p text:style-name="Standard"><text:span text:style-name="T8">SHIP_OVERFLOW</text:span></text:p>
          </table:table-cell>
        </table:table-row>
        <table:table-row table:style-name="Table1.9">
          <table:table-cell table:style-name="Table1.A1" office:value-type="string">
            <text:p text:style-name="Standard"><text:span text:style-name="T8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tunel i overflow pełne</text:p>
          </table:table-cell>
          <table:table-cell table:style-name="Table1.A1" office:value-type="string">
            <text:p text:style-name="Standard"><text:span text:style-name="T8">NONE</text:span></text:p>
          </table:table-cell>
          <table:table-cell table:style-name="Table1.A1" office:value-type="string">
            <text:p text:style-name="Standard"><text:span text:style-name="T8">action=NONE</text:span></text:p>
          </table:table-cell>
          <table:table-cell table:style-name="Table1.A1" office:value-type="string">
            <text:p text:style-name="Standard"><text:span text:style-name="T8">TUNNEL_FULL</text:span>, <text:span text:style-name="T8">OVERFLOW_FULL</text:span></text:p>
          </table:table-cell>
        </table:table-row>
      </table:table>
      <text:p text:style-name="P2"><text:span text:style-name="T6">(Uwaga: wartości lane </text:span><text:span text:style-name="T10">Lx</text:span><text:span text:style-name="T6">, </text:span><text:span text:style-name="T10">Ly</text:span><text:span text:style-name="T6">, </text:span><text:span text:style-name="T10">Lz</text:span><text:span text:style-name="T6"> są przykładami. W </text:span><text:span text:style-name="T10">preview.task.params</text:span><text:span text:style-name="T6"> należy jawnie podawać </text:span><text:span text:style-name="T10">SOURCE_LANE</text:span><text:span text:style-name="T6">/</text:span><text:span text:style-name="T10">TARGET_LANE</text:span><text:span text:style-name="T6"> dla niejednoznacznych miejsc.)</text:span></text:p>
      <text:p text:style-name="Standard"><text:soft-page-break/><draw:rect text:anchor-type="as-char" style:rel-width="100%" draw:z-index="8" draw:style-name="gr1" draw:text-style-name="P137" svg:width="0.0012in" svg:height="0.0213in"><text:p/></draw:rect></text:p>
      <text:p text:style-name="P132"><text:bookmark text:name="_s4hy3icmu3a2"/><text:span text:style-name="T15">4. Model danych</text:span></text:p>
      <text:p text:style-name="P129">Cel: zdefiniować <text:span text:style-name="T5">struktury danych w RDS</text:span>, które bezpośrednio odwzorowują to, co użytkownik ustawia w UI (intencje) oraz <text:span text:style-name="T5">aktualny stan</text:span> miejsc (pojemność/zajętość). Te dane są <text:span text:style-name="T5">jedynym źródłem prawdy</text:span> dla Orchestratora i testów.</text:p>
      <text:p text:style-name="Standard"><draw:rect text:anchor-type="as-char" style:rel-width="100%" draw:z-index="9" draw:style-name="gr1" draw:text-style-name="P137" svg:width="0.0012in" svg:height="0.0213in"><text:p/></draw:rect></text:p>
      <text:p text:style-name="P135"><text:bookmark text:name="_7hw4v3sgn30l"/><text:span text:style-name="T1">4.1 Encje i relacje (skrót)</text:span></text:p>
      <text:list xml:id="list793205818" text:style-name="WWNum2">
        <text:list-item>
          <text:p text:style-name="P33"><text:span text:style-name="T5">Place</text:span> – logiczne miejsce procesu (np. <text:span text:style-name="T8">EMPTY_BUF_L1</text:span>, <text:span text:style-name="T8">PROD1_P1</text:span>, <text:span text:style-name="T8">PROD2_P3</text:span>, <text:span text:style-name="T8">WRAP</text:span>, <text:span text:style-name="T8">STRAP1</text:span>, <text:span text:style-name="T8">STRAP2</text:span>, <text:span text:style-name="T8">SHIP_BUF_L2</text:span>, <text:span text:style-name="T8">G_BUF_L1</text:span>, <text:span text:style-name="T8">PROD2_G2</text:span>).<text:line-break/> Każde place ma parę worksite’ów: <text:span text:style-name="T8">&lt;PLACE&gt;_CONTROL</text:span> i <text:span text:style-name="T8">&lt;PLACE&gt;_OCCUPANCY</text:span>.<text:line-break/></text:p>
        </text:list-item>
        <text:list-item>
          <text:p text:style-name="P67"><text:span text:style-name="T5">Worksite (RDS)</text:span> – obiekt z polami tekstowymi <text:span text:style-name="T8">content</text:span> i <text:span text:style-name="T8">tags</text:span>.<text:line-break/></text:p>
        </text:list-item>
        <text:list-item>
          <text:p text:style-name="P107"><text:span text:style-name="T5">Task (RDS)</text:span> – instancja zlecenia transportowego; sygnały runtime w <text:span text:style-name="T8">status_description</text:span>.<text:line-break/></text:p>
        </text:list-item>
      </text:list>
      <text:p text:style-name="P2"><text:span text:style-name="T6">(Stan systemu = suma </text:span><text:span text:style-name="T11">&lt;PLACE&gt;_CONTROL.content</text:span><text:span text:style-name="T6">, </text:span><text:span text:style-name="T11">&lt;PLACE&gt;_CONTROL.tags</text:span><text:span text:style-name="T6">, </text:span><text:span text:style-name="T11">&lt;PLACE&gt;_OCCUPANCY.content</text:span><text:span text:style-name="T6"> + aktywne taski.)</text:span></text:p>
      <text:p text:style-name="Standard"><draw:rect text:anchor-type="as-char" style:rel-width="100%" draw:z-index="10" draw:style-name="gr1" draw:text-style-name="P137" svg:width="0.0012in" svg:height="0.0213in"><text:p/></draw:rect></text:p>
      <text:p text:style-name="P135"><text:bookmark text:name="_2et1nguyaa1m"/><text:span text:style-name="T1">4.2 </text:span><text:span text:style-name="T12">&lt;PLACE&gt;_CONTROL.content</text:span><text:span text:style-name="T1"> — intencje operatora / ustawienia UI (zapisuje UI)</text:span></text:p>
      <text:p text:style-name="P133"><text:bookmark text:name="_oqw9c4tu0bvp"/><text:span text:style-name="T2">4.2.0 Schemat bazowy (dla wszystkich miejsc)</text:span></text:p>
      <text:p text:style-name="Standard">{</text:p>
      <text:p text:style-name="Standard"><text:s text:c="2"/>"placeId": "&lt;PLACE_ID&gt;",</text:p>
      <text:p text:style-name="Standard"><text:s text:c="2"/>"ui": {</text:p>
      <text:p text:style-name="Standard"><text:s text:c="4"/>"goodsTypeSelected": "&lt;TYPE|null&gt;",</text:p>
      <text:p text:style-name="Standard"><text:s text:c="4"/>"route": { "mode": "AUTO|MANUAL", "manualTarget": "&lt;PLACE_ID|null&gt;" },</text:p>
      <text:p text:style-name="Standard"><text:s text:c="4"/>"intents": { "accept": false, "release": false }</text:p>
      <text:p text:style-name="Standard"><text:s text:c="2"/>}</text:p>
      <text:p text:style-name="Standard">}</text:p>
      <text:p text:style-name="Standard"/>
      <text:p text:style-name="P133"><text:bookmark text:name="_qrj731oc1j53"/><text:soft-page-break/><text:span text:style-name="T2">4.2.1 Miejsca produkcji (PROD)</text:span></text:p>
      <text:list xml:id="list292960363" text:style-name="WWNum39">
        <text:list-item>
          <text:p text:style-name="P34"><text:span text:style-name="T9">PROD*_P1</text:span> — <text:span text:style-name="T6">pull pustych</text:span>: operator wybiera <text:span text:style-name="T8">goodsTypeSelected</text:span> (np. <text:span text:style-name="T8">EUR_PAL</text:span>/<text:span text:style-name="T8">BOX</text:span>) i ustawia <text:span text:style-name="T8">intents.accept=true</text:span>.<text:line-break/></text:p>
        </text:list-item>
        <text:list-item>
          <text:p text:style-name="P68"><text:span text:style-name="T9">PROD*_P3</text:span> — <text:span text:style-name="T6">push gotowego</text:span>: operator <text:span text:style-name="T5">może wybrać typ partii do wysyłki</text:span> w <text:span text:style-name="T8">goodsTypeSelected</text:span> i ustawia <text:span text:style-name="T8">intents.release=true</text:span>.<text:line-break/></text:p>
          <text:list>
            <text:list-item>
              <text:p text:style-name="P125"><text:span text:style-name="T5">AUTO</text:span>: cel dobiera system, <text:span text:style-name="T5">MANUAL</text:span>: <text:span text:style-name="T8">route.manualTarget</text:span>.<text:line-break/></text:p>
            </text:list-item>
          </text:list>
        </text:list-item>
        <text:list-item>
          <text:p text:style-name="P108"><text:span text:style-name="T9">PROD*_G*</text:span> — <text:span text:style-name="T6">pull G</text:span>: operator wybiera <text:span text:style-name="T8">goodsTypeSelected = G_A|G_B</text:span> i ustawia <text:span text:style-name="T8">intents.accept=true</text:span>.<text:line-break/></text:p>
        </text:list-item>
      </text:list>
      <text:p text:style-name="P133"><text:bookmark text:name="_nwu6pzvf6flx"/><text:span text:style-name="T2">4.2.2 Bufory per-alejka (EMPTY / G / SHIP) — rozszerzenia UI dla lane</text:span></text:p>
      <text:p text:style-name="P2">W lane’ach sterujemy <text:span text:style-name="T5">typem</text:span> i <text:span text:style-name="T5">otwartością przyjęć/wydań</text:span> per alejka. Minimum polityki pustej alejki:</text:p>
      <text:p text:style-name="Standard">{</text:p>
      <text:p text:style-name="Standard"><text:s text:c="2"/>"ui": {</text:p>
      <text:p text:style-name="Standard"><text:s text:c="4"/>"goodsTypeSelected": "&lt;TYPE|null&gt;",</text:p>
      <text:p text:style-name="Standard"><text:s text:c="4"/>"intents": { "accept": true, "release": true },</text:p>
      <text:p text:style-name="Standard"><text:s text:c="4"/>"lanePolicy": {</text:p>
      <text:p text:style-name="Standard"><text:s text:c="6"/>"allowAutobindWhenEmpty": false,</text:p>
      <text:p text:style-name="Standard"><text:s text:c="6"/>"declaredTypeEditable": true</text:p>
      <text:p text:style-name="Standard"><text:s text:c="4"/>},</text:p>
      <text:p text:style-name="Standard"><text:s text:c="4"/>"occupancyEdit": {</text:p>
      <text:p text:style-name="Standard"><text:s text:c="6"/>"mode": "ABSOLUTE",</text:p>
      <text:p text:style-name="Standard"><text:s text:c="6"/>"stackHeights": [0],</text:p>
      <text:p text:style-name="Standard"><text:s text:c="6"/>"comment": "&lt;opcjonalnie&gt;"</text:p>
      <text:p text:style-name="Standard"><text:s text:c="4"/>}</text:p>
      <text:p text:style-name="Standard"><text:s text:c="2"/>}</text:p>
      <text:p text:style-name="Standard"><text:soft-page-break/>}</text:p>
      <text:p text:style-name="Standard"/>
      <text:p text:style-name="P2"><text:span text:style-name="T5">Semantyka:</text:span></text:p>
      <text:list xml:id="list2270542696" text:style-name="WWNum10">
        <text:list-item>
          <text:p text:style-name="P35"><text:span text:style-name="T9">EMPTY_BUF_L*</text:span>: typ zawsze <text:span text:style-name="T5">ręcznie</text:span>; zwykle <text:span text:style-name="T8">release=true</text:span>; robot <text:span text:style-name="T5">nie zapełnia</text:span> (wystarczy <text:span text:style-name="T8">accept=false</text:span>); <text:span text:style-name="T8">allowAutobindWhenEmpty=false</text:span>.<text:line-break/></text:p>
        </text:list-item>
        <text:list-item>
          <text:p text:style-name="P69"><text:span text:style-name="T9">G_BUF_L*</text:span>: typ ręcznie <text:span text:style-name="T5">lub</text:span> autobind (jeśli <text:span text:style-name="T8">allowAutobindWhenEmpty=true</text:span>); zwykle <text:span text:style-name="T8">release=true</text:span> (źródło G).<text:line-break/></text:p>
        </text:list-item>
        <text:list-item>
          <text:p text:style-name="P109"><text:span text:style-name="T9">SHIP_BUF_L*</text:span>: typ autobind/ręcznie (utrzymany do opróżnienia); operator steruje przyjmowaniem/wywozem <text:span text:style-name="T5">tylko</text:span> przez <text:span text:style-name="T8">intents.accept</text:span>/<text:span text:style-name="T8">release</text:span>.<text:line-break/></text:p>
        </text:list-item>
      </text:list>
      <text:p text:style-name="P129"><text:span text:style-name="T5">Ważne:</text:span> zmiana <text:span text:style-name="T8">goodsTypeSelected</text:span> <text:span text:style-name="T5">może zmienić pojemność alejki</text:span> (depth / maxStack). Pojemność pochodzi z <text:span text:style-name="T5">konfiguracji systemu</text:span> (rozdz. 5). UI może podać propozycję siatki w <text:span text:style-name="T8">occupancyEdit</text:span>, a <text:span text:style-name="T5">Occupancy Manager</text:span> przelicza i zapisuje stan w <text:span text:style-name="T8">…_OCCUPANCY.content</text:span>.</text:p>
      <text:p text:style-name="P133"><text:bookmark text:name="_rupqx6b38cu5"/><text:span text:style-name="T2">4.2.3 </text:span><text:span text:style-name="T13">occupancyEdit</text:span><text:span text:style-name="T2"> — semantyka danych (bez logiki wykonania)</text:span></text:p>
      <text:p text:style-name="P2">Blok przekazywany <text:span text:style-name="T5">z UI do OM</text:span> jako <text:span text:style-name="T5">propozycja</text:span> nowej zajętości (np. po zmianie typu/pojemności).</text:p>
      <text:p text:style-name="Standard">"occupancyEdit": {</text:p>
      <text:p text:style-name="Standard"><text:s text:c="2"/>"mode": "ABSOLUTE",</text:p>
      <text:p text:style-name="Standard"><text:s text:c="2"/>"stackHeights": [0],</text:p>
      <text:p text:style-name="Standard"><text:s text:c="2"/>"comment": "&lt;optional&gt;"</text:p>
      <text:p text:style-name="Standard">}</text:p>
      <text:p text:style-name="Standard"/>
      <text:p text:style-name="P2"><text:span text:style-name="T5">Wyniki walidacji (dane wyjściowe):</text:span></text:p>
      <text:list xml:id="list2591665857" text:style-name="WWNum9">
        <text:list-item>
          <text:p text:style-name="P36"><text:span text:style-name="T8">…_CONTROL.tags.statusHints.blockedBecause[]</text:span> — kody odmów (np. <text:span text:style-name="T8">OCCUPANCY_EDIT_CONFLICT_INFLIGHT</text:span>).<text:line-break/></text:p>
        </text:list-item>
        <text:list-item>
          <text:p text:style-name="P70"><text:span text:style-name="T8">…_OCCUPANCY.tags.anomaliesSummary[]</text:span> — skróty o korektach/obcięciach.<text:line-break/></text:p>
        </text:list-item>
        <text:list-item>
          <text:p text:style-name="P110"><text:span text:style-name="T8">…_OCCUPANCY.tags.lastUpdateTs</text:span> — chwila nadpisania <text:span text:style-name="T8">…_OCCUPANCY.content</text:span>.<text:line-break/></text:p>
        </text:list-item>
      </text:list>
      <text:p text:style-name="Standard"><draw:rect text:anchor-type="as-char" style:rel-width="100%" draw:z-index="11" draw:style-name="gr1" draw:text-style-name="P137" svg:width="0.0012in" svg:height="0.0213in"><text:p/></draw:rect></text:p>
      <text:p text:style-name="P134"><text:bookmark text:name="_eikbu1mfxt06"/><text:span text:style-name="T4">poprawione:</text:span></text:p>
      <text:p text:style-name="P134"><text:bookmark text:name="_fao66flhkcdu"/><text:soft-page-break/><text:span text:style-name="T3">4.2.3 </text:span><text:span text:style-name="T14">occupancyEdit</text:span><text:span text:style-name="T3"> – semantyka danych (bez logiki wykonania)</text:span></text:p>
      <text:p text:style-name="P2">Ten blok <text:span text:style-name="T5">nie zmienia stanu sam w sobie</text:span>. Jest to wyłącznie <text:span text:style-name="T5">nośnik danych od UI do Occupancy Managera</text:span> z propozycją nowego obrazu zajętości po ewentualnej zmianie typu/pojemności alejki.</text:p>
      <text:p text:style-name="P2"><text:span text:style-name="T5">Schemat (pełny):</text:span></text:p>
      <text:p text:style-name="Standard">"occupancyEdit": {</text:p>
      <text:p text:style-name="Standard"><text:s text:c="2"/>"mode": "ABSOLUTE|",</text:p>
      <text:p text:style-name="Standard"><text:s text:c="2"/>"stackHeights": [0], <text:s text:c="9"/>// ABSOLUTE: docelowa siatka</text:p>
      <text:p text:style-name="Standard"><text:s text:c="2"/>"comment": "&lt;string|optional&gt;"</text:p>
      <text:p text:style-name="Standard">}</text:p>
      <text:p text:style-name="P2"><text:span text:style-name="T5">Pola i dozwolone wartości:</text:span></text:p>
      <text:list xml:id="list2298043328" text:style-name="WWNum30">
        <text:list-item>
          <text:p text:style-name="P37"><text:span text:style-name="T8">mode</text:span> – sposób interpretacji:</text:p>
          <text:list>
            <text:list-item>
              <text:p text:style-name="P126"><text:span text:style-name="T8">ABSOLUTE</text:span> – <text:span text:style-name="T8">stackHeights</text:span> to <text:span text:style-name="T5">docelowa</text:span> liczba jednostek w każdej kolumnie (0…<text:span text:style-name="T8">capacity.maxStack</text:span>).</text:p>
            </text:list-item>
          </text:list>
        </text:list-item>
        <text:list-item>
          <text:p text:style-name="P71"><text:span text:style-name="T8">stackHeights</text:span> – tablica długości <text:span text:style-name="T8">capacity.depth</text:span>; obowiązkowa przy <text:span text:style-name="T8">ABSOLUTE</text:span>.</text:p>
        </text:list-item>
        <text:list-item>
          <text:p text:style-name="P111"><text:span text:style-name="T8">comment</text:span> – ciąg znaków (audit trail; opcjonalny).</text:p>
        </text:list-item>
      </text:list>
      <text:p text:style-name="P2"><text:span text:style-name="T5">Miejsca zapisu wyników walidacji/odbić (dane wyjściowe, nieobowiązkowe):</text:span></text:p>
      <text:list xml:id="list790757700" text:style-name="WWNum16">
        <text:list-item>
          <text:p text:style-name="P38"><text:span text:style-name="T8">..._CONTROL.tags.statusHints.blockedBecause[]</text:span> – kody <text:span text:style-name="T5">odmów</text:span> przetworzenia propozycji (np. <text:span text:style-name="T8">OCCUPANCY_EDIT_INVALID_CAPACITY</text:span>, <text:span text:style-name="T8">OCCUPANCY_EDIT_CONFLICT_INFLIGHT</text:span>, <text:span text:style-name="T8">OCCUPANCY_EDIT_OUT_OF_RANGE</text:span>).</text:p>
        </text:list-item>
        <text:list-item>
          <text:p text:style-name="P72"><text:span text:style-name="T8">..._OCCUPANCY.tags.anomaliesSummary[]</text:span> – skrótowe wpisy o wykrytych niespójnościach danych wejściowych/wyjściowych (np. <text:span text:style-name="T8">OCCUPANCY_EDIT_TRUNCATED_TO_CAPACITY</text:span>).</text:p>
        </text:list-item>
        <text:list-item>
          <text:p text:style-name="P112"><text:span text:style-name="T8">..._OCCUPANCY.tags.lastUpdateTs</text:span> – chwila nadpisania <text:span text:style-name="T8">..._OCCUPANCY.content</text:span> (jeżeli propozycja została przyjęta); służy tylko do obserwacji danych.</text:p>
        </text:list-item>
      </text:list>
      <text:p text:style-name="P129"><text:span text:style-name="T5">Uwagi:</text:span></text:p>
      <text:list xml:id="list1225200048" text:style-name="WWNum45">
        <text:list-item>
          <text:p text:style-name="P130">UI <text:span text:style-name="T5">nie zapisuje</text:span> <text:span text:style-name="T8">..._OCCUPANCY.content</text:span>; <text:span text:style-name="T8">occupancyEdit</text:span> to jedynie struktura wejściowa do oceny przez menedżera zajętości.</text:p>
        </text:list-item>
        <text:list-item>
          <text:p text:style-name="P131">Wszystkie wartości w <text:span text:style-name="T8">occupancyEdit</text:span> są <text:span text:style-name="T5">idempotentne</text:span> – powtórzenie tej samej propozycji nie prowadzi do naruszenia spójności danych.</text:p>
        </text:list-item>
      </text:list>
      <text:p text:style-name="Standard"/>
      <text:p text:style-name="Standard"><text:soft-page-break/><draw:rect text:anchor-type="as-char" style:rel-width="100%" draw:z-index="12" draw:style-name="gr1" draw:text-style-name="P137" svg:width="0.0012in" svg:height="0.0213in"><text:p/></draw:rect></text:p>
      <text:p text:style-name="P135"><text:bookmark text:name="_y73md4wp4xsj"/><text:span text:style-name="T1">4.3 </text:span><text:span text:style-name="T12">&lt;PLACE&gt;_CONTROL.tags</text:span><text:span text:style-name="T1"> — podgląd decyzji i uzasadnienia (zapisuje Orchestrator)</text:span></text:p>
      <text:p text:style-name="P2"><text:span text:style-name="T5">Zasada testowalności:</text:span> zawsze jest odpowiedź na intencję.</text:p>
      <text:list xml:id="list2869898694" text:style-name="WWNum25">
        <text:list-item>
          <text:p text:style-name="P39"><text:span text:style-name="T5">Brak zadania</text:span> → stan <text:span text:style-name="T8">BLOCKED</text:span> i <text:span text:style-name="T8">blocked.reasons[]</text:span> (np. <text:span text:style-name="T8">NO_LANE_FOR_TYPE</text:span>, <text:span text:style-name="T8">DEST_NO_ACCEPT</text:span>, <text:span text:style-name="T8">NO_FREE_CAPACITY</text:span> itd.).<text:line-break/></text:p>
        </text:list-item>
        <text:list-item>
          <text:p text:style-name="P113"><text:span text:style-name="T5">Jest zadanie</text:span> → stan <text:span text:style-name="T8">QUEUED</text:span> lub <text:span text:style-name="T8">ACTIVE</text:span> + <text:span text:style-name="T5">minimalne </text:span><text:span text:style-name="T9">summary</text:span>.<text:line-break/></text:p>
        </text:list-item>
      </text:list>
      <text:p text:style-name="P133"><text:bookmark text:name="_9adtzh9kb1k8"/><text:span text:style-name="T2">4.3.0 Stany prezentacyjne do UI</text:span></text:p>
      <text:list xml:id="list563141699" text:style-name="WWNum20">
        <text:list-item>
          <text:p text:style-name="P40"><text:span text:style-name="T8">NONE</text:span> — operator nic nie wybrał → UI nic nie pokazuje,<text:line-break/></text:p>
        </text:list-item>
        <text:list-item>
          <text:p text:style-name="P73"><text:span text:style-name="T8">BLOCKED</text:span> — wybrane, ale warunki niespełnione → UI pokazuje <text:span text:style-name="T6">dlaczego nie</text:span>,<text:line-break/></text:p>
        </text:list-item>
        <text:list-item>
          <text:p text:style-name="P73"><text:span text:style-name="T8">QUEUED</text:span> — zadanie utworzone (bez AGV) → UI pokazuje <text:span text:style-name="T6">co/skąd/dokąd</text:span>,<text:line-break/></text:p>
        </text:list-item>
        <text:list-item>
          <text:p text:style-name="P114"><text:span text:style-name="T8">ACTIVE</text:span> — robot podjął zadanie → UI pokazuje <text:span text:style-name="T6">co/skąd/dokąd</text:span> + <text:span text:style-name="T6">czy można anulować</text:span> (<text:span text:style-name="T8">canCancelSafely</text:span>).<text:line-break/></text:p>
        </text:list-item>
      </text:list>
      <text:p text:style-name="P133"><text:bookmark text:name="_6g8el2qq3egg"/><text:span text:style-name="T2">4.3.1 Schemat danych (zredukowane </text:span><text:span text:style-name="T13">summary</text:span><text:span text:style-name="T2"> dla UI/testera)</text:span></text:p>
      <text:p text:style-name="Standard">{</text:p>
      <text:p text:style-name="Standard"><text:s text:c="2"/>"computedAt": "&lt;ISO8601&gt;",</text:p>
      <text:p text:style-name="Standard"/>
      <text:p text:style-name="Standard"><text:s text:c="2"/>"display": { "state": "NONE|BLOCKED|QUEUED|ACTIVE" },</text:p>
      <text:p text:style-name="Standard"/>
      <text:p text:style-name="Standard"><text:s text:c="2"/>"summary": {</text:p>
      <text:p text:style-name="Standard"><text:s text:c="4"/>"GOODS_TYPE": "&lt;TYPE&gt;",</text:p>
      <text:p text:style-name="Standard"><text:s text:c="4"/>"SOURCE": "&lt;PLACE_ID&gt;",</text:p>
      <text:p text:style-name="Standard"><text:s text:c="4"/>"TARGET": "&lt;PLACE_ID&gt;",</text:p>
      <text:p text:style-name="Standard"><text:s text:c="4"/>"LINE_ID": "L1|L2|null"</text:p>
      <text:p text:style-name="Standard"><text:soft-page-break/><text:s text:c="2"/>},</text:p>
      <text:p text:style-name="Standard"/>
      <text:p text:style-name="Standard"><text:s text:c="2"/>"blocked": { "reasons": ["&lt;CODES&gt;"] },</text:p>
      <text:p text:style-name="Standard"/>
      <text:p text:style-name="Standard"><text:s text:c="2"/>"runtime": {</text:p>
      <text:p text:style-name="Standard"><text:s text:c="4"/>"agvAssigned": true,</text:p>
      <text:p text:style-name="Standard"><text:s text:c="4"/>"canCancelSafely": true,</text:p>
      <text:p text:style-name="Standard"><text:s text:c="4"/>"phase": "ENROUTE|AT_SOURCE|LOADED|ENROUTE_TO_TARGET|AT_TARGET"</text:p>
      <text:p text:style-name="Standard"><text:s text:c="2"/>},</text:p>
      <text:p text:style-name="Standard"/>
      <text:p text:style-name="Standard"><text:s text:c="2"/>"decision": {</text:p>
      <text:p text:style-name="Standard"><text:s text:c="4"/>"taskRecordId": "&lt;id|null&gt;",</text:p>
      <text:p text:style-name="Standard"><text:s text:c="4"/>"at": "&lt;ISO8601&gt;",</text:p>
      <text:p text:style-name="Standard"><text:s text:c="4"/>"result": "OK|ERROR"</text:p>
      <text:p text:style-name="Standard"><text:s text:c="2"/>}</text:p>
      <text:p text:style-name="Standard">}</text:p>
      <text:p text:style-name="Standard"/>
      <text:p text:style-name="Standard"><draw:rect text:anchor-type="as-char" style:rel-width="100%" draw:z-index="13" draw:style-name="gr1" draw:text-style-name="P137" svg:width="0.0012in" svg:height="0.0213in"><text:p/></draw:rect></text:p>
      <text:p text:style-name="P135"><text:bookmark text:name="_ih89qr45mtu"/><text:span text:style-name="T1">4.4 </text:span><text:span text:style-name="T12">&lt;PLACE&gt;_OCCUPANCY.content</text:span><text:span text:style-name="T1"> — zajętość i pojemność (zapisuje Occupancy Manager)</text:span></text:p>
      <text:p text:style-name="P133"><text:bookmark text:name="_2wcu5lxrzjw4"/><text:span text:style-name="T2">4.4.0 Schemat nadrzędny</text:span></text:p>
      <text:p text:style-name="Standard">{</text:p>
      <text:p text:style-name="Standard"><text:soft-page-break/><text:s text:c="2"/>"placeId": "&lt;PLACE_ID&gt;",</text:p>
      <text:p text:style-name="Standard"><text:s text:c="2"/>"ts": "&lt;ISO8601&gt;",</text:p>
      <text:p text:style-name="Standard"><text:s text:c="2"/>"type": "BUFFER_LANE|WRAP_STATION|PROD_SLOT|SHIP_STATION",</text:p>
      <text:p text:style-name="Standard"><text:s text:c="2"/>"capacity": { "depth": 0, "maxStack": 0 },</text:p>
      <text:p text:style-name="Standard"><text:s text:c="2"/>"state": {</text:p>
      <text:p text:style-name="Standard"><text:s text:c="4"/>"goodsTypeCurrent": "&lt;TYPE|null&gt;",</text:p>
      <text:p text:style-name="Standard"><text:s text:c="4"/>"stackHeights": [0],</text:p>
      <text:p text:style-name="Standard"><text:s text:c="4"/>"acceptWindow": <text:s/>{ "enabled": true, "reason": null },</text:p>
      <text:p text:style-name="Standard"><text:s text:c="4"/>"releaseWindow": { "enabled": tru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</text:p>
      <text:p text:style-name="Standard"><text:s text:c="4"/>"totalSlots": 0,</text:p>
      <text:p text:style-name="Standard"><text:s text:c="4"/>"occupiedSlots": 0,</text:p>
      <text:p text:style-name="Standard"><text:s text:c="4"/>"freeSlots": 0,</text:p>
      <text:p text:style-name="Standard"><text:s text:c="4"/>"inflightInbound": 0,</text:p>
      <text:p text:style-name="Standard"><text:s text:c="4"/>"inflightOutbound": 0</text:p>
      <text:p text:style-name="Standard"><text:s text:c="2"/>},</text:p>
      <text:p text:style-name="Standard"><text:s text:c="2"/>"stale": false,</text:p>
      <text:p text:style-name="Standard"><text:s text:c="2"/>"errors": []</text:p>
      <text:p text:style-name="Standard">}</text:p>
      <text:p text:style-name="Standard"><text:soft-page-break/></text:p>
      <text:p text:style-name="P133"><text:bookmark text:name="_7tpo13i0tpzu"/><text:span text:style-name="T2">4.4.1 Zasady aktualizacji (polityka prosta)</text:span></text:p>
      <text:list xml:id="list2742986613" text:style-name="WWNum21">
        <text:list-item>
          <text:p text:style-name="P41"><text:span text:style-name="T5">Zmiana typu lane</text:span> (<text:span text:style-name="T8">CONTROL.content.ui.goodsTypeSelected</text:span>) → <text:span text:style-name="T5">RESET_ON_TYPE_CHANGE</text:span>:<text:line-break/> OM pobiera pojemność z <text:span text:style-name="T5">konfiguracji</text:span> (rozdz. 5), <text:span text:style-name="T5">rekalkuluje</text:span> <text:span text:style-name="T8">capacity.depth/maxStack</text:span>, <text:span text:style-name="T5">resetuje</text:span> <text:span text:style-name="T8">state.stackHeights = [0,0,…]</text:span>, ustawia <text:span text:style-name="T8">state.goodsTypeCurrent</text:span>, przelicza <text:span text:style-name="T8">view.*</text:span> i dopisuje <text:span text:style-name="T8">…_OCCUPANCY.tags.anomaliesSummary += ["OCCUPANCY_RESET_ON_TYPE_CHANGE"]</text:span>.<text:line-break/></text:p>
        </text:list-item>
        <text:list-item>
          <text:p text:style-name="P74"><text:span text:style-name="T5">Inflight</text:span>: jeżeli <text:span text:style-name="T8">view.inflightInbound&gt;0</text:span> lub <text:span text:style-name="T8">view.inflightOutbound&gt;0</text:span> — <text:span text:style-name="T5">odmowa zmiany typu</text:span> (bez zmian w <text:span text:style-name="T8">content</text:span>), a w <text:span text:style-name="T8">…_CONTROL.tags.statusHints.blockedBecause += ["OCCUPANCY_EDIT_CONFLICT_INFLIGHT"]</text:span>.<text:line-break/></text:p>
        </text:list-item>
        <text:list-item>
          <text:p text:style-name="P74"><text:span text:style-name="T5">Okna przyjęć/wydań</text:span>: <text:span text:style-name="T8">acceptWindow.enabled</text:span> i <text:span text:style-name="T8">releaseWindow.enabled</text:span> <text:span text:style-name="T5">odzwierciedlają</text:span> <text:span text:style-name="T8">ui.intents.accept/release</text:span>.<text:line-break/></text:p>
        </text:list-item>
        <text:list-item>
          <text:p text:style-name="P115"><text:span text:style-name="T5">UI nie zapisuje</text:span> <text:span text:style-name="T8">…_OCCUPANCY.content</text:span> — jedynie proponuje zmiany przez <text:span text:style-name="T8">occupancyEdit</text:span> (4.2.3).<text:line-break/></text:p>
        </text:list-item>
      </text:list>
      <text:p text:style-name="P129"><text:span text:style-name="T5">Uwaga o odpadach:</text:span> „bufor odpadu” nie wymaga osobnego typu. Odpad modelujemy normalnym <text:span text:style-name="T8">BUFFER_LANE</text:span> (np. <text:span text:style-name="T8">WASTE_BUF_L1/L2</text:span>) i kierujemy tam ruchem regułami w konfiguracji.</text:p>
      <text:p text:style-name="P2"><text:span text:style-name="T6">(Konwencja UI — informacyjnie: UI może </text:span><text:span text:style-name="T7">auto-wyłączyć</text:span><text:span text:style-name="T6"> </text:span><text:span text:style-name="T11">accept</text:span><text:span text:style-name="T6"> po zapełnieniu miejsca oraz </text:span><text:span text:style-name="T7">auto-wyłączyć</text:span><text:span text:style-name="T6"> </text:span><text:span text:style-name="T11">release</text:span><text:span text:style-name="T6"> po zabraniu ładunku, patrząc na </text:span><text:span text:style-name="T11">stackHeights</text:span><text:span text:style-name="T6">/</text:span><text:span text:style-name="T11">phase</text:span><text:span text:style-name="T6">.)</text:span></text:p>
      <text:p text:style-name="Standard"><draw:rect text:anchor-type="as-char" style:rel-width="100%" draw:z-index="14" draw:style-name="gr1" draw:text-style-name="P137" svg:width="0.0012in" svg:height="0.0213in"><text:p/></draw:rect></text:p>
      <text:p text:style-name="P135"><text:bookmark text:name="_zijqhswj3ytw"/><text:span text:style-name="T1">4.5 </text:span><text:span text:style-name="T12">status_description</text:span><text:span text:style-name="T1"> w Tasku — sygnały runtime</text:span></text:p>
      <text:p text:style-name="P2">Osadzane przez definicję taska:</text:p>
      <text:p text:style-name="Standard">{</text:p>
      <text:p text:style-name="Standard"><text:s text:c="2"/>"canInterruptSafely": true,</text:p>
      <text:p text:style-name="Standard"><text:s text:c="2"/>"phase": "ENROUTE|AT_SOURCE|LOADED|ENROUTE_TO_TARGET|AT_TARGET",</text:p>
      <text:p text:style-name="Standard"><text:s text:c="2"/>"hints": ["&lt;optional&gt;"]</text:p>
      <text:p text:style-name="Standard">}</text:p>
      <text:p text:style-name="Standard"/>
      <text:list xml:id="list1967756624" text:style-name="WWNum35">
        <text:list-item>
          <text:p text:style-name="P42"><text:span text:style-name="T8">canInterruptSafely=true</text:span> → Orchestrator może anulować i przywrócić robota do <text:span text:style-name="T8">dispatchable</text:span>.<text:line-break/></text:p>
        </text:list-item>
        <text:list-item>
          <text:p text:style-name="P116"><text:span text:style-name="T8">phase</text:span> → ułatwia testy inflight/overflow i komunikaty w UI.<text:line-break/></text:p>
        </text:list-item>
      </text:list>
      <text:p text:style-name="Standard"><draw:rect text:anchor-type="as-char" style:rel-width="100%" draw:z-index="15" draw:style-name="gr1" draw:text-style-name="P137" svg:width="0.0012in" svg:height="0.0213in"><text:p/></draw:rect></text:p>
      <text:p text:style-name="P135"><text:bookmark text:name="_v9wzfx6lhhrs"/><text:span text:style-name="T1">4.6 Mapowanie kliknięć UI → zapis w RDS (skrót)</text:span></text:p>
      <text:list xml:id="list3726266474" text:style-name="WWNum19">
        <text:list-item>
          <text:p text:style-name="P43"><text:soft-page-break/><text:span text:style-name="T5">Produkcja (pull pustych / pull G):</text:span> <text:span text:style-name="T8">goodsTypeSelected</text:span> + <text:span text:style-name="T8">intents.accept=true</text:span>.<text:line-break/></text:p>
        </text:list-item>
        <text:list-item>
          <text:p text:style-name="P75"><text:span text:style-name="T5">Produkcja (push gotowego):</text:span> <text:span text:style-name="T8">goodsTypeSelected</text:span> + <text:span text:style-name="T8">intents.release=true</text:span> (AUTO: cel system; MANUAL: <text:span text:style-name="T8">route.manualTarget</text:span>).<text:line-break/></text:p>
        </text:list-item>
        <text:list-item>
          <text:p text:style-name="P75"><text:span text:style-name="T5">Bufory lane:</text:span> <text:span text:style-name="T8">goodsTypeSelected</text:span> + <text:span text:style-name="T8">intents.accept/release</text:span> + <text:span text:style-name="T8">lanePolicy.*</text:span> + (opc.) <text:span text:style-name="T8">occupancyEdit</text:span>.<text:line-break/></text:p>
        </text:list-item>
        <text:list-item>
          <text:p text:style-name="P117"><text:span text:style-name="T5">Skutki:</text:span> OM aktualizuje <text:span text:style-name="T8">…_OCCUPANCY.content</text:span>; Orchestrator uzupełnia <text:span text:style-name="T8">…_CONTROL.tags</text:span> (stany <text:span text:style-name="T8">NONE/BLOCKED/QUEUED/ACTIVE</text:span>, <text:span text:style-name="T8">summary</text:span>/<text:span text:style-name="T8">blocked</text:span>/<text:span text:style-name="T8">runtime</text:span>/<text:span text:style-name="T8">decision</text:span>).<text:line-break/></text:p>
        </text:list-item>
      </text:list>
      <text:p text:style-name="Standard"><draw:rect text:anchor-type="as-char" style:rel-width="100%" draw:z-index="16" draw:style-name="gr1" draw:text-style-name="P137" svg:width="0.0012in" svg:height="0.0213in"><text:p/></draw:rect></text:p>
      <text:p text:style-name="P135"><text:bookmark text:name="_v6iup8phlh1q"/><text:span text:style-name="T1">4.7 Wymagania testowalności / wyjaśnialności (recap)</text:span></text:p>
      <text:list xml:id="list3445669963" text:style-name="WWNum36">
        <text:list-item>
          <text:p text:style-name="P44"><text:span text:style-name="T8">display.state=BLOCKED</text:span> ⇒ <text:span text:style-name="T8">blocked.reasons[]</text:span> wyjaśnia <text:span text:style-name="T6">dlaczego nie</text:span>.<text:line-break/></text:p>
        </text:list-item>
        <text:list-item>
          <text:p text:style-name="P76"><text:span text:style-name="T8">display.state=QUEUED/ACTIVE</text:span> ⇒ <text:span text:style-name="T8">summary</text:span> zawiera <text:span text:style-name="T5">tylko</text:span>: <text:span text:style-name="T8">GOODS_TYPE</text:span>, <text:span text:style-name="T8">SOURCE</text:span>, <text:span text:style-name="T8">TARGET</text:span>, <text:span text:style-name="T8">LINE_ID</text:span>.<text:line-break/></text:p>
        </text:list-item>
        <text:list-item>
          <text:p text:style-name="P76"><text:span text:style-name="T8">decision.*</text:span> rejestruje faktyczny efekt (czas, wynik, ewentualny błąd).<text:line-break/></text:p>
        </text:list-item>
        <text:list-item>
          <text:p text:style-name="P118">Wszystkie zapisy projektujemy jako <text:span text:style-name="T5">idempotentne</text:span>.<text:line-break/></text:p>
        </text:list-item>
      </text:list>
      <text:p text:style-name="Standard"><draw:rect text:anchor-type="as-char" style:rel-width="100%" draw:z-index="17" draw:style-name="gr1" draw:text-style-name="P137" svg:width="0.0012in" svg:height="0.0213in"><text:p/></draw:rect></text:p>
      <text:p text:style-name="P135"><text:bookmark text:name="_9gn0pec11ywr"/><text:span text:style-name="T1">4.8 Przykładowe struktury danych (dla miejsc z przykładu)</text:span></text:p>
      <text:p text:style-name="P129">Minimalne, kanoniczne payloady do ręcznych testów (czas – przykładowy).</text:p>
      <text:p text:style-name="P133"><text:bookmark text:name="_iin3xrb9libz"/><text:span text:style-name="T2">4.8.1 </text:span><text:span text:style-name="T13">EMPTY_BUF_L1</text:span><text:span text:style-name="T2"> (lane pustych – źródło ręczne)</text:span></text:p>
      <text:p text:style-name="P2"><text:span text:style-name="T5">CONTROL.content</text:span></text:p>
      <text:p text:style-name="Standard">{</text:p>
      <text:p text:style-name="Standard"><text:s text:c="2"/>"placeId": "EMPTY_BUF_L1",</text:p>
      <text:p text:style-name="Standard"><text:s text:c="2"/>"ui": {</text:p>
      <text:p text:style-name="Standard"><text:s text:c="4"/>"goodsTypeSelected": "EUR_PAL",</text:p>
      <text:p text:style-name="Standard"><text:s text:c="4"/>"intents": { "accept": false, "release": true },</text:p>
      <text:p text:style-name="Standard"><text:s text:c="4"/>"lanePolicy": { "allowAutobindWhenEmpty": false, "declaredTypeEditable": true }</text:p>
      <text:p text:style-name="Standard"><text:soft-page-break/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EMPTY_BUF_L1",</text:p>
      <text:p text:style-name="Standard"><text:s text:c="2"/>"ts": "2025-10-14T09:10:00Z",</text:p>
      <text:p text:style-name="Standard"><text:s text:c="2"/>"type": "BUFFER_LANE",</text:p>
      <text:p text:style-name="Standard"><text:s text:c="2"/>"capacity": { "depth": 5, "maxStack": 3 },</text:p>
      <text:p text:style-name="Standard"><text:s text:c="2"/>"state": {</text:p>
      <text:p text:style-name="Standard"><text:s text:c="4"/>"goodsTypeCurrent": "EUR_PAL",</text:p>
      <text:p text:style-name="Standard"><text:s text:c="4"/>"stackHeights": [2,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15, "occupiedSlots": 3, "freeSlots": 12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eqxtomsstrpc"/><text:soft-page-break/><text:span text:style-name="T2">4.8.2 </text:span><text:span text:style-name="T13">PROD1_P1</text:span><text:span text:style-name="T2"> (wejście produkcji – pull pustych)</text:span></text:p>
      <text:p text:style-name="P2"><text:span text:style-name="T5">CONTROL.content</text:span></text:p>
      <text:p text:style-name="Standard">{</text:p>
      <text:p text:style-name="Standard"><text:s text:c="2"/>"placeId": "PROD1_P1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</text:p>
      <text:p text:style-name="Standard">}</text:p>
      <text:p text:style-name="Standard"/>
      <text:p text:style-name="P2"><text:span text:style-name="T5">CONTROL.tags</text:span> – SUKCES</text:p>
      <text:p text:style-name="Standard">{</text:p>
      <text:p text:style-name="Standard"><text:s text:c="2"/>"computedAt": "2025-10-14T09:11:00Z",</text:p>
      <text:p text:style-name="Standard"><text:s text:c="2"/>"display": { "state": "QUEUED" },</text:p>
      <text:p text:style-name="Standard"><text:s text:c="2"/>"summary": {</text:p>
      <text:p text:style-name="Standard"><text:s text:c="4"/>"GOODS_TYPE": "EUR_PAL",</text:p>
      <text:p text:style-name="Standard"><text:s text:c="4"/>"SOURCE": "EMPTY_BUF_L1",</text:p>
      <text:p text:style-name="Standard"><text:s text:c="4"/>"TARGET": "PROD1_P1",</text:p>
      <text:p text:style-name="Standard"><text:s text:c="4"/>"LINE_ID": "L1"</text:p>
      <text:p text:style-name="Standard"><text:s text:c="2"/>}</text:p>
      <text:p text:style-name="Standard"><text:soft-page-break/>}</text:p>
      <text:p text:style-name="Standard"/>
      <text:p text:style-name="P2"><text:span text:style-name="T5">CONTROL.tags</text:span> – BLOKADA</text:p>
      <text:p text:style-name="Standard">{</text:p>
      <text:p text:style-name="Standard"><text:s text:c="2"/>"computedAt": "2025-10-14T09:11:00Z",</text:p>
      <text:p text:style-name="Standard"><text:s text:c="2"/>"display": { "state": "BLOCKED" },</text:p>
      <text:p text:style-name="Standard"><text:s text:c="2"/>"blocked": { "reasons": ["NO_LANE_FOR_TYPE"] }</text:p>
      <text:p text:style-name="Standard">}</text:p>
      <text:p text:style-name="Standard"/>
      <text:p text:style-name="P133"><text:bookmark text:name="_jerrbqsxp5wf"/><text:span text:style-name="T2">4.8.3 </text:span><text:span text:style-name="T13">PROD1_P3</text:span><text:span text:style-name="T2"> (wyjście produkcji – push gotowego, EUR_PAL)</text:span></text:p>
      <text:p text:style-name="P2"><text:span text:style-name="T5">CONTROL.content</text:span></text:p>
      <text:p text:style-name="Standard">{</text:p>
      <text:p text:style-name="Standard"><text:s text:c="2"/>"placeId": "PROD1_P3",</text:p>
      <text:p text:style-name="Standard"><text:s text:c="2"/>"ui": {</text:p>
      <text:p text:style-name="Standard"><text:s text:c="4"/>"goodsTypeSelected": "EUR_PAL",</text:p>
      <text:p text:style-name="Standard"><text:s text:c="4"/>"route": { "mode": "AUTO", "manualTarget": null },</text:p>
      <text:p text:style-name="Standard"><text:s text:c="4"/>"intents": { "accept": false, "release": tru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na WRAP</text:p>
      <text:p text:style-name="Standard"><text:soft-page-break/>{</text:p>
      <text:p text:style-name="Standard"><text:s text:c="2"/>"computedAt": "2025-10-14T09:12:00Z",</text:p>
      <text:p text:style-name="Standard"><text:s text:c="2"/>"display": { "state": "QUEUED" },</text:p>
      <text:p text:style-name="Standard"><text:s text:c="2"/>"summary": {</text:p>
      <text:p text:style-name="Standard"><text:s text:c="4"/>"GOODS_TYPE": "EUR_PAL",</text:p>
      <text:p text:style-name="Standard"><text:s text:c="4"/>"SOURCE": "PROD1_P3",</text:p>
      <text:p text:style-name="Standard"><text:s text:c="4"/>"TARGET": "WRAP",</text:p>
      <text:p text:style-name="Standard"><text:s text:c="4"/>"LINE_ID": "L1"</text:p>
      <text:p text:style-name="Standard"><text:s text:c="2"/>}</text:p>
      <text:p text:style-name="Standard">}</text:p>
      <text:p text:style-name="Standard"/>
      <text:p text:style-name="P133"><text:bookmark text:name="_66e2q7htm9y6"/><text:span text:style-name="T2">4.8.4 </text:span><text:span text:style-name="T13">WRAP</text:span><text:span text:style-name="T2"> (owijarka + bufor)</text:span></text:p>
      <text:p text:style-name="P2"><text:span text:style-name="T5">CONTROL.content</text:span></text:p>
      <text:p text:style-name="Standard">{</text:p>
      <text:p text:style-name="Standard"><text:s text:c="2"/>"placeId": "WRAP",</text:p>
      <text:p text:style-name="Standard"><text:s text:c="2"/>"ui": {</text:p>
      <text:p text:style-name="Standard"><text:s text:c="4"/>"goodsTypeSelected": null,</text:p>
      <text:p text:style-name="Standard"><text:s text:c="4"/>"route": { "mode": "AUTO", "manualTarget": null },</text:p>
      <text:p text:style-name="Standard"><text:s text:c="4"/>"intents": { "accept": true, "release": true }</text:p>
      <text:p text:style-name="Standard"><text:s text:c="2"/>}</text:p>
      <text:p text:style-name="Standard">}</text:p>
      <text:p text:style-name="Standard"><text:soft-page-break/></text:p>
      <text:p text:style-name="P2"><text:span text:style-name="T5">OCCUPANCY.content</text:span></text:p>
      <text:p text:style-name="Standard">{</text:p>
      <text:p text:style-name="Standard"><text:s text:c="2"/>"placeId": "WRAP",</text:p>
      <text:p text:style-name="Standard"><text:s text:c="2"/>"ts": "2025-10-14T09:13:00Z",</text:p>
      <text:p text:style-name="Standard"><text:s text:c="2"/>"type": "WRAP_STATION",</text:p>
      <text:p text:style-name="Standard"><text:s text:c="2"/>"capacity": { "depth": 2, "maxStack": 1 },</text:p>
      <text:p text:style-name="Standard"><text:s text:c="2"/>"state": {</text:p>
      <text:p text:style-name="Standard"><text:s text:c="4"/>"goodsTypeCurrent": null,</text:p>
      <text:p text:style-name="Standard"><text:s text:c="4"/>"stackHeights": [1,0],</text:p>
      <text:p text:style-name="Standard"><text:s text:c="4"/>"acceptWindow": <text:s/>{ "enabled": true, <text:s/>"reason": null },</text:p>
      <text:p text:style-name="Standard"><text:s text:c="4"/>"releaseWindow": { "enabled": false, "reason": "wrapping"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2, "occupiedSlots": 1, "freeSlots": 1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xkyo0vcc5tic"/><text:span text:style-name="T2">4.8.5 </text:span><text:span text:style-name="T13">STRAP1</text:span><text:span text:style-name="T2"> / </text:span><text:span text:style-name="T13">STRAP2</text:span><text:span text:style-name="T2"> (spinanie)</text:span></text:p>
      <text:p text:style-name="P2"><text:span text:style-name="T5">CONTROL.content (STRAP1)</text:span></text:p>
      <text:p text:style-name="Standard"><text:soft-page-break/>{</text:p>
      <text:p text:style-name="Standard"><text:s text:c="2"/>"placeId": "STRAP1",</text:p>
      <text:p text:style-name="Standard"><text:s text:c="2"/>"ui": {</text:p>
      <text:p text:style-name="Standard"><text:s text:c="4"/>"goodsTypeSelected": "EUR_PAL",</text:p>
      <text:p text:style-name="Standard"><text:s text:c="4"/>"intents": { "accept": true, "release": true },</text:p>
      <text:p text:style-name="Standard"><text:s text:c="4"/>"lanePolicy": { "allowAutobindWhenEmpty": fals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 (STRAP1)</text:span></text:p>
      <text:p text:style-name="Standard">{</text:p>
      <text:p text:style-name="Standard"><text:s text:c="2"/>"placeId": "STRAP1",</text:p>
      <text:p text:style-name="Standard"><text:s text:c="2"/>"ts": "2025-10-14T09:14:00Z",</text:p>
      <text:p text:style-name="Standard"><text:s text:c="2"/>"type": "BUFFER_LANE",</text:p>
      <text:p text:style-name="Standard"><text:s text:c="2"/>"capacity": { "depth": 4, "maxStack": 1 },</text:p>
      <text:p text:style-name="Standard"><text:s text:c="2"/>"state": {</text:p>
      <text:p text:style-name="Standard"><text:s text:c="4"/>"goodsTypeCurrent": "EUR_PAL",</text:p>
      <text:p text:style-name="Standard"><text:s text:c="4"/>"stackHeights": [1,0,0,0],</text:p>
      <text:p text:style-name="Standard"><text:s text:c="4"/>"acceptWindow": <text:s/>{ "enabled": true, <text:s/>"reason": null },</text:p>
      <text:p text:style-name="Standard"><text:s text:c="4"/>"releaseWindow": { "enabled": true, <text:s/>"reason": null }</text:p>
      <text:p text:style-name="Standard"><text:s text:c="2"/>},</text:p>
      <text:p text:style-name="Standard"><text:soft-page-break/><text:s text:c="2"/>"locks": { "blocked": false, "blockedReason": null },</text:p>
      <text:p text:style-name="Standard"><text:s text:c="2"/>"view": { "totalSlots": 4, "occupiedSlots": 1, "freeSlots": 3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44iumn1m6z7s"/><text:span text:style-name="T2">4.8.6 </text:span><text:span text:style-name="T13">SHIP_BUF_L3</text:span></text:p>
      <text:p text:style-name="P2"><text:span text:style-name="T5">CONTROL.content</text:span></text:p>
      <text:p text:style-name="Standard">{</text:p>
      <text:p text:style-name="Standard"><text:s text:c="2"/>"placeId": "SHIP_BUF_L3",</text:p>
      <text:p text:style-name="Standard"><text:s text:c="2"/>"ui": {</text:p>
      <text:p text:style-name="Standard"><text:s text:c="4"/>"goodsTypeSelected": "EUR_PAL",</text:p>
      <text:p text:style-name="Standard"><text:s text:c="4"/>"intents": { "accept": true, "release": false },</text:p>
      <text:p text:style-name="Standard"><text:s text:c="4"/>"lanePolicy": { "allowAutobindWhenEmpty": true, "declaredTypeEditable": true }</text:p>
      <text:p text:style-name="Standard"><text:s text:c="2"/>}</text:p>
      <text:p text:style-name="Standard"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SHIP_BUF_L3",</text:p>
      <text:p text:style-name="Standard"><text:s text:c="2"/>"ts": "2025-10-14T09:15:00Z",</text:p>
      <text:p text:style-name="Standard"><text:soft-page-break/><text:s text:c="2"/>"type": "BUFFER_LANE",</text:p>
      <text:p text:style-name="Standard"><text:s text:c="2"/>"capacity": { "depth": 6, "maxStack": 2 },</text:p>
      <text:p text:style-name="Standard"><text:s text:c="2"/>"state": {</text:p>
      <text:p text:style-name="Standard"><text:s text:c="4"/>"goodsTypeCurrent": "EUR_PAL",</text:p>
      <text:p text:style-name="Standard"><text:s text:c="4"/>"stackHeights": [2,1,1,0,0,0],</text:p>
      <text:p text:style-name="Standard"><text:s text:c="4"/>"acceptWindow": <text:s/>{ "enabled": true, <text:s/>"reason": null },</text:p>
      <text:p text:style-name="Standard"><text:s text:c="4"/>"releaseWindow": { "enabled": fals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12, "occupiedSlots": 4, "freeSlots": 8, "inflightInbound": 1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zdkngxkzqrxo"/><text:span text:style-name="T2">4.8.7 </text:span><text:span text:style-name="T13">SHIP1</text:span><text:span text:style-name="T2"> (stacja/tunel wysyłkowy)</text:span></text:p>
      <text:p text:style-name="P2"><text:span text:style-name="T5">OCCUPANCY.content</text:span></text:p>
      <text:p text:style-name="Standard">{</text:p>
      <text:p text:style-name="Standard"><text:s text:c="2"/>"placeId": "SHIP1",</text:p>
      <text:p text:style-name="Standard"><text:s text:c="2"/>"ts": "2025-10-14T09:16:00Z",</text:p>
      <text:p text:style-name="Standard"><text:s text:c="2"/>"type": "SHIP_STATION",</text:p>
      <text:p text:style-name="Standard"><text:s text:c="2"/>"capacity": { "depth": 1, "maxStack": 1 },</text:p>
      <text:p text:style-name="Standard"><text:soft-page-break/><text:s text:c="2"/>"state": {</text:p>
      <text:p text:style-name="Standard"><text:s text:c="4"/>"goodsTypeCurrent": null,</text:p>
      <text:p text:style-name="Standard"><text:s text:c="4"/>"stackHeights": [0],</text:p>
      <text:p text:style-name="Standard"><text:s text:c="4"/>"acceptWindow": <text:s/>{ "enabled": true, "reason": null },</text:p>
      <text:p text:style-name="Standard"><text:s text:c="4"/>"releaseWindow": { "enabled": true, 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1, "occupiedSlots": 0, "freeSlots": 1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hnod9rsh2jla"/><text:span text:style-name="T2">4.8.8 </text:span><text:span text:style-name="T13">G_BUF_L1</text:span><text:span text:style-name="T2"> (materiały G – lane źródłowy)</text:span></text:p>
      <text:p text:style-name="P2"><text:span text:style-name="T5">CONTROL.content</text:span></text:p>
      <text:p text:style-name="Standard">{</text:p>
      <text:p text:style-name="Standard"><text:s text:c="2"/>"placeId": "G_BUF_L1",</text:p>
      <text:p text:style-name="Standard"><text:s text:c="2"/>"ui": {</text:p>
      <text:p text:style-name="Standard"><text:s text:c="4"/>"goodsTypeSelected": "G_A",</text:p>
      <text:p text:style-name="Standard"><text:s text:c="4"/>"intents": { "accept": false, "release": true },</text:p>
      <text:p text:style-name="Standard"><text:s text:c="4"/>"lanePolicy": { "allowAutobindWhenEmpty": true, "declaredTypeEditable": true }</text:p>
      <text:p text:style-name="Standard"><text:s text:c="2"/>}</text:p>
      <text:p text:style-name="Standard"><text:soft-page-break/>}</text:p>
      <text:p text:style-name="Standard"/>
      <text:p text:style-name="P2"><text:span text:style-name="T5">OCCUPANCY.content</text:span></text:p>
      <text:p text:style-name="Standard">{</text:p>
      <text:p text:style-name="Standard"><text:s text:c="2"/>"placeId": "G_BUF_L1",</text:p>
      <text:p text:style-name="Standard"><text:s text:c="2"/>"ts": "2025-10-14T09:17:00Z",</text:p>
      <text:p text:style-name="Standard"><text:s text:c="2"/>"type": "BUFFER_LANE",</text:p>
      <text:p text:style-name="Standard"><text:s text:c="2"/>"capacity": { "depth": 4, "maxStack": 1 },</text:p>
      <text:p text:style-name="Standard"><text:s text:c="2"/>"state": {</text:p>
      <text:p text:style-name="Standard"><text:s text:c="4"/>"goodsTypeCurrent": "G_A",</text:p>
      <text:p text:style-name="Standard"><text:s text:c="4"/>"stackHeights": [1,0,0,0],</text:p>
      <text:p text:style-name="Standard"><text:s text:c="4"/>"acceptWindow": <text:s/>{ "enabled": false, "reason": "manual_source" },</text:p>
      <text:p text:style-name="Standard"><text:s text:c="4"/>"releaseWindow": { "enabled": true, <text:s/>"reason": null }</text:p>
      <text:p text:style-name="Standard"><text:s text:c="2"/>},</text:p>
      <text:p text:style-name="Standard"><text:s text:c="2"/>"locks": { "blocked": false, "blockedReason": null },</text:p>
      <text:p text:style-name="Standard"><text:s text:c="2"/>"view": { "totalSlots": 4, "occupiedSlots": 1, "freeSlots": 3, "inflightInbound": 0, "inflightOutbound": 0 },</text:p>
      <text:p text:style-name="Standard"><text:s text:c="2"/>"stale": false,</text:p>
      <text:p text:style-name="Standard"><text:s text:c="2"/>"errors": []</text:p>
      <text:p text:style-name="Standard">}</text:p>
      <text:p text:style-name="Standard"/>
      <text:p text:style-name="P133"><text:bookmark text:name="_4563rrsmqd22"/><text:span text:style-name="T2">4.8.9 </text:span><text:span text:style-name="T13">PROD1_G1</text:span><text:span text:style-name="T2"> (gniazdo G na produkcji – pull)</text:span></text:p>
      <text:p text:style-name="P2"><text:soft-page-break/><text:span text:style-name="T5">CONTROL.content</text:span></text:p>
      <text:p text:style-name="Standard">{</text:p>
      <text:p text:style-name="Standard"><text:s text:c="2"/>"placeId": "PROD1_G1",</text:p>
      <text:p text:style-name="Standard"><text:s text:c="2"/>"ui": {</text:p>
      <text:p text:style-name="Standard"><text:s text:c="4"/>"goodsTypeSelected": "G_A",</text:p>
      <text:p text:style-name="Standard"><text:s text:c="4"/>"route": { "mode": "AUTO", "manualTarget": null },</text:p>
      <text:p text:style-name="Standard"><text:s text:c="4"/>"intents": { "accept": true, "release": fals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dowozu z G_BUF</text:p>
      <text:p text:style-name="Standard">{</text:p>
      <text:p text:style-name="Standard"><text:s text:c="2"/>"computedAt": "2025-10-14T09:18:00Z",</text:p>
      <text:p text:style-name="Standard"><text:s text:c="2"/>"display": { "state": "QUEUED" },</text:p>
      <text:p text:style-name="Standard"><text:s text:c="2"/>"summary": {</text:p>
      <text:p text:style-name="Standard"><text:s text:c="4"/>"GOODS_TYPE": "G_A",</text:p>
      <text:p text:style-name="Standard"><text:s text:c="4"/>"SOURCE": "G_BUF_L1",</text:p>
      <text:p text:style-name="Standard"><text:s text:c="4"/>"TARGET": "PROD1_G1",</text:p>
      <text:p text:style-name="Standard"><text:s text:c="4"/>"LINE_ID": "L1"</text:p>
      <text:p text:style-name="Standard"><text:s text:c="2"/>}</text:p>
      <text:p text:style-name="Standard">}</text:p>
      <text:p text:style-name="Standard"><text:soft-page-break/></text:p>
      <text:p text:style-name="P133"><text:bookmark text:name="_1jpy3kso4nm5"/><text:span text:style-name="T2">4.8.10 </text:span><text:span text:style-name="T13">PROD2_P3</text:span><text:span text:style-name="T2"> (wyjście linii 2 – BOX → STRAP2)</text:span></text:p>
      <text:p text:style-name="P2"><text:span text:style-name="T5">CONTROL.content</text:span></text:p>
      <text:p text:style-name="Standard">{</text:p>
      <text:p text:style-name="Standard"><text:s text:c="2"/>"placeId": "PROD2_P3",</text:p>
      <text:p text:style-name="Standard"><text:s text:c="2"/>"ui": {</text:p>
      <text:p text:style-name="Standard"><text:s text:c="4"/>"goodsTypeSelected": "BOX",</text:p>
      <text:p text:style-name="Standard"><text:s text:c="4"/>"route": { "mode": "AUTO", "manualTarget": null },</text:p>
      <text:p text:style-name="Standard"><text:s text:c="4"/>"intents": { "accept": false, "release": true }</text:p>
      <text:p text:style-name="Standard"><text:s text:c="2"/>}</text:p>
      <text:p text:style-name="Standard">}</text:p>
      <text:p text:style-name="Standard"/>
      <text:p text:style-name="P2"><text:span text:style-name="T5">CONTROL.tags</text:span> – plan na STRAP2</text:p>
      <text:p text:style-name="Standard">{</text:p>
      <text:p text:style-name="Standard"><text:s text:c="2"/>"computedAt": "2025-10-14T09:19:00Z",</text:p>
      <text:p text:style-name="Standard"><text:s text:c="2"/>"display": { "state": "QUEUED" },</text:p>
      <text:p text:style-name="Standard"><text:s text:c="2"/>"summary": {</text:p>
      <text:p text:style-name="Standard"><text:s text:c="4"/>"GOODS_TYPE": "BOX",</text:p>
      <text:p text:style-name="Standard"><text:s text:c="4"/>"SOURCE": "PROD2_P3",</text:p>
      <text:p text:style-name="Standard"><text:s text:c="4"/>"TARGET": "STRAP2",</text:p>
      <text:p text:style-name="Standard"><text:s text:c="4"/>"LINE_ID": "L2"</text:p>
      <text:p text:style-name="Standard"><text:soft-page-break/><text:s text:c="2"/>}</text:p>
      <text:p text:style-name="Standard">}</text:p>
      <text:p text:style-name="Standard"/>
      <text:p text:style-name="Standard"/>
      <text:p text:style-name="P132"><text:bookmark text:name="_3391kqahzest"/><text:span text:style-name="T15">5. Konfiguracja systemu</text:span></text:p>
      <text:p text:style-name="P129">Cel: zdefiniować <text:span text:style-name="T5">statyczne</text:span> elementy konfiguracji używane przez UI, Orchestratora i Occupancy Managera. Konfiguracja <text:span text:style-name="T5">nie</text:span> opisuje bieżącego stanu (ten żyje w RDS wg rozdz. 4) – tylko słowniki, rejestr miejsc, przepływy i reguły wyboru celu.</text:p>
      <text:p text:style-name="Standard"><draw:rect text:anchor-type="as-char" style:rel-width="100%" draw:z-index="18" draw:style-name="gr1" draw:text-style-name="P137" svg:width="0.0012in" svg:height="0.0213in"><text:p/></draw:rect></text:p>
      <text:p text:style-name="P135"><text:bookmark text:name="_p3pi35cjqhab"/><text:span text:style-name="T1">5.1 Słownik towarów (</text:span><text:span text:style-name="T12">goods</text:span><text:span text:style-name="T1">)</text:span></text:p>
      <text:p text:style-name="P2">Minimalny schemat wpisu:</text:p>
      <text:p text:style-name="Standard">{</text:p>
      <text:p text:style-name="Standard"><text:s text:c="2"/>"id": "EUR_PAL|BOX|G_A|G_B",</text:p>
      <text:p text:style-name="Standard"><text:s text:c="2"/>"label": "&lt;czytelna nazwa&gt;",</text:p>
      <text:p text:style-name="Standard"><text:s text:c="2"/>"stacking": { "maxStack": 1 },</text:p>
      <text:p text:style-name="Standard"><text:s text:c="2"/>"notes": "&lt;opcjonalnie&gt;"</text:p>
      <text:p text:style-name="Standard">}</text:p>
      <text:p text:style-name="Standard"/>
      <text:p text:style-name="P2"><text:span text:style-name="T5">Zalecenia:</text:span></text:p>
      <text:list xml:id="list825289679" text:style-name="WWNum5">
        <text:list-item>
          <text:p text:style-name="P121"><text:span text:style-name="T8">stacking.maxStack</text:span> – domyślna wysokość stosu dla lane (może być nadpisana per miejsce w <text:span text:style-name="T8">places</text:span>).<text:line-break/></text:p>
        </text:list-item>
      </text:list>
      <text:p text:style-name="P2"><text:span text:style-name="T5">Przykład:</text:span></text:p>
      <text:p text:style-name="Standard">[</text:p>
      <text:p text:style-name="Standard"><text:s text:c="2"/>{ "id": "EUR_PAL", "label": "Paleta EUR", "stacking": { "maxStack": 3 } },</text:p>
      <text:p text:style-name="Standard"><text:soft-page-break/><text:s text:c="2"/>{ "id": "BOX", <text:s text:c="4"/>"label": "Skrzynia BOX", "stacking": { "maxStack": 2 } },</text:p>
      <text:p text:style-name="Standard"><text:s text:c="2"/>{ "id": "G_A", <text:s text:c="4"/>"label": "Materiał G_A", "stacking": { "maxStack": 1 } },</text:p>
      <text:p text:style-name="Standard"><text:s text:c="2"/>{ "id": "G_B", <text:s text:c="4"/>"label": "Materiał G_B", "stacking": { "maxStack": 2 } }</text:p>
      <text:p text:style-name="Standard">]</text:p>
      <text:p text:style-name="Standard"/>
      <text:p text:style-name="Standard"><draw:rect text:anchor-type="as-char" style:rel-width="100%" draw:z-index="19" draw:style-name="gr1" draw:text-style-name="P137" svg:width="0.0012in" svg:height="0.0213in"><text:p/></draw:rect></text:p>
      <text:p text:style-name="P135"><text:bookmark text:name="_djeoojemzrf1"/><text:span text:style-name="T1">5.2 Rejestr miejsc (</text:span><text:span text:style-name="T12">places</text:span><text:span text:style-name="T1">)</text:span></text:p>
      <text:p text:style-name="P2">Każde fizyczne miejsce ma dwa worksites: <text:span text:style-name="T8">&lt;PLACE&gt;_CONTROL</text:span>, <text:span text:style-name="T8">&lt;PLACE&gt;_OCCUPANCY</text:span>.</text:p>
      <text:p text:style-name="P2">Minimalny schemat wpisu:</text:p>
      <text:p text:style-name="Standard">{</text:p>
      <text:p text:style-name="Standard"><text:s text:c="2"/>"id": "EMPTY_BUF_L1|PROD1_P1|WRAP|STRAP1|SHIP_BUF_L3|G_BUF_L1|...",</text:p>
      <text:p text:style-name="Standard"><text:s text:c="2"/>"type": "BUFFER_LANE|WRAP_STATION|PROD_SLOT|SHIP_STATION",</text:p>
      <text:p text:style-name="Standard"><text:s text:c="2"/>"worksites": { "control": "&lt;ID&gt;_CONTROL", "occupancy": "&lt;ID&gt;_OCCUPANCY" },</text:p>
      <text:p text:style-name="Standard"><text:s text:c="2"/>"capacity": { "depth": 0, "maxStack": 0 },</text:p>
      <text:p text:style-name="Standard"><text:s text:c="2"/>"role": "&lt;opcjonalnie: WASTE|SHIP|...&gt;",</text:p>
      <text:p text:style-name="Standard"><text:s text:c="2"/>"lineId": "L1|L2|null", <text:s text:c="19"/></text:p>
      <text:p text:style-name="Standard"><text:s text:c="2"/>"defaults": {</text:p>
      <text:p text:style-name="Standard"><text:s text:c="4"/>"allowAutobindWhenEmpty": false, <text:s text:c="9"/></text:p>
      <text:p text:style-name="Standard"><text:s text:c="4"/>"declaredTypeEditable": true <text:s text:c="13"/></text:p>
      <text:p text:style-name="Standard"><text:s text:c="2"/>}</text:p>
      <text:p text:style-name="Standard">}</text:p>
      <text:p text:style-name="Standard"><text:soft-page-break/></text:p>
      <text:p text:style-name="P2"><text:span text:style-name="T5">Ustalenia dopasowane do rozdz. 4:</text:span></text:p>
      <text:list xml:id="list3823749177" text:style-name="WWNum1">
        <text:list-item>
          <text:p text:style-name="P45"><text:span text:style-name="T8">capacity.depth</text:span> / <text:span text:style-name="T8">capacity.maxStack</text:span> – <text:span text:style-name="T5">źródło prawdy</text:span> dla pojemności lane (<text:span text:style-name="T8">OCCUPANCY</text:span> resetuje się wg tych wartości przy zmianie typu; patrz 4.4.1).<text:line-break/></text:p>
        </text:list-item>
        <text:list-item>
          <text:p text:style-name="P77"><text:span text:style-name="T8">lineId</text:span> – stałe mapowanie linii procesu (ułatwia regułę <text:span text:style-name="T8">mapLineToStrap</text:span>).<text:line-break/></text:p>
        </text:list-item>
        <text:list-item>
          <text:p text:style-name="P119"><text:span text:style-name="T8">role</text:span> – opcjonalny tag semantyczny (np. <text:span text:style-name="T8">WASTE</text:span>), bez wpływu na format danych RDS.<text:line-break/></text:p>
        </text:list-item>
      </text:list>
      <text:p text:style-name="P2"><text:span text:style-name="T5">Przykłady:</text:span></text:p>
      <text:p text:style-name="Standard">[</text:p>
      <text:p text:style-name="Standard"><text:s text:c="2"/>{ "id": "EMPTY_BUF_L1", "type": "BUFFER_LANE", "worksites": {"control":"EMPTY_BUF_L1_CONTROL","occupancy":"EMPTY_BUF_L1_OCCUPANCY"}, "capacity": {"depth": 5, "maxStack": 3}, "defaults": {"allowAutobindWhenEmpty": false} },</text:p>
      <text:p text:style-name="Standard"><text:s text:c="2"/>{ "id": "PROD1_P1", <text:s text:c="4"/>"type": "PROD_SLOT", <text:s text:c="2"/>"worksites": {"control":"PROD1_P1_CONTROL","occupancy":"PROD1_P1_OCCUPANCY"}, <text:s text:c="4"/>"capacity": {"depth": 1, "maxStack": 1}, "lineId": "L1" },</text:p>
      <text:p text:style-name="Standard"><text:s text:c="2"/>{ "id": "PROD1_P3", <text:s text:c="4"/>"type": "PROD_SLOT", <text:s text:c="2"/>"worksites": {"control":"PROD1_P3_CONTROL","occupancy":"PROD1_P3_OCCUPANCY"}, <text:s text:c="4"/>"capacity": {"depth": 1, "maxStack": 1}, "lineId": "L1" },</text:p>
      <text:p text:style-name="Standard"><text:s text:c="2"/>{ "id": "WRAP", <text:s text:c="8"/>"type": "WRAP_STATION","worksites": {"control":"WRAP_CONTROL","occupancy":"WRAP_OCCUPANCY"}, <text:s text:c="8"/>"capacity": {"depth": 2, "maxStack": 1} },</text:p>
      <text:p text:style-name="Standard"><text:s text:c="2"/>{ "id": "STRAP1", <text:s text:c="6"/>"type": "BUFFER_LANE", "worksites": {"control":"STRAP1_CONTROL","occupancy":"STRAP1_OCCUPANCY"}, <text:s text:c="6"/>"capacity": {"depth": 4, "maxStack": 1}, "lineId": "L1" },</text:p>
      <text:p text:style-name="Standard"><text:s text:c="2"/>{ "id": "STRAP2", <text:s text:c="6"/>"type": "BUFFER_LANE", "worksites": {"control":"STRAP2_CONTROL","occupancy":"STRAP2_OCCUPANCY"}, <text:s text:c="6"/>"capacity": {"depth": 4, "maxStack": 1}, "lineId": "L2" },</text:p>
      <text:p text:style-name="Standard"><text:s text:c="2"/>{ "id": "SHIP_BUF_L3", <text:s/>"type": "BUFFER_LANE", "worksites": {"control":"SHIP_BUF_L3_CONTROL","occupancy":"SHIP_BUF_L3_OCCUPANCY"}, "capacity": {"depth": 6, "maxStack": 2}, "role": "SHIP", "defaults": {"allowAutobindWhenEmpty": true} },</text:p>
      <text:p text:style-name="Standard"><text:s text:c="2"/>{ "id": "SHIP1", <text:s text:c="7"/>"type": "SHIP_STATION","worksites": {"control":"SHIP1_CONTROL","occupancy":"SHIP1_OCCUPANCY"}, <text:s text:c="8"/>"capacity": {"depth": 1, "maxStack": 1} },</text:p>
      <text:p text:style-name="Standard"><text:s text:c="2"/>{ "id": "G_BUF_L1", <text:s text:c="4"/>"type": "BUFFER_LANE", "worksites": {"control":"G_BUF_L1_CONTROL","occupancy":"G_BUF_L1_OCCUPANCY"}, <text:s text:c="4"/>"capacity": {"depth": 4, "maxStack": 1}, "defaults": {"allowAutobindWhenEmpty": true} },</text:p>
      <text:p text:style-name="Standard"><text:s text:c="2"/>{ "id": "PROD1_G1", <text:s text:c="4"/>"type": "PROD_SLOT", <text:s text:c="2"/>"worksites": {"control":"PROD1_G1_CONTROL","occupancy":"PROD1_G1_OCCUPANCY"}, <text:s text:c="4"/>"capacity": {"depth": 1, "maxStack": 1}, "lineId": "L1" }</text:p>
      <text:p text:style-name="Standard">]</text:p>
      <text:p text:style-name="Standard"/>
      <text:p text:style-name="Standard"><draw:rect text:anchor-type="as-char" style:rel-width="100%" draw:z-index="20" draw:style-name="gr1" draw:text-style-name="P137" svg:width="0.0012in" svg:height="0.0213in"><text:p/></draw:rect></text:p>
      <text:p text:style-name="P135"><text:bookmark text:name="_xskb5eufzxlc"/><text:span text:style-name="T1">5.3 Biblioteka przepływów (</text:span><text:span text:style-name="T12">flows</text:span><text:span text:style-name="T1">)</text:span></text:p>
      <text:p text:style-name="P2"><text:soft-page-break/>Przepływ = uporządkowane kroki z regułami doboru celu. <text:span text:style-name="T5">Nie przerzucamy `` do parametrów tasków</text:span> – kontekst wynika z konfiguracji i miejsc.</text:p>
      <text:p text:style-name="P2"><text:span text:style-name="T5">Schemat kroku:</text:span></text:p>
      <text:p text:style-name="Standard">{</text:p>
      <text:p text:style-name="Standard"><text:s text:c="2"/>"id": "&lt;STEP_ID&gt;",</text:p>
      <text:p text:style-name="Standard"><text:s text:c="2"/>"from": { "type": "&lt;PLACE_TYPE&gt;", "placeRef": ["&lt;PLACE_IDs&gt;"] },</text:p>
      <text:p text:style-name="Standard"><text:s text:c="2"/>"to": <text:s text:c="2"/>{ "type": "&lt;PLACE_TYPE&gt;", "placeRef": ["&lt;PLACE_IDs&gt;"] },</text:p>
      <text:p text:style-name="Standard"><text:s text:c="2"/>"targetRule": { "name": "&lt;RULE_NAME&gt;", "args": { } },</text:p>
      <text:p text:style-name="Standard"><text:s text:c="2"/>"params": ["GOODS_TYPE","SOURCE","TARGET","LINE_ID"]</text:p>
      <text:p text:style-name="Standard">}</text:p>
      <text:p text:style-name="Standard"/>
      <text:p text:style-name="P2"><text:span text:style-name="T5">Przepływy zgodne z rozdz. 3:</text:span></text:p>
      <text:p text:style-name="Standard">{</text:p>
      <text:p text:style-name="Standard"><text:s text:c="2"/>"name": "FLOW_EUR_STD",</text:p>
      <text:p text:style-name="Standard"><text:s text:c="2"/>"steps": [</text:p>
      <text:p text:style-name="Standard"><text:s text:c="4"/>{ "id": "E1_EMPTY_TO_P1", <text:s text:c="2"/>"from": {"type":"BUFFER_LANE","placeRef":["EMPTY_BUF_L1"]}, <text:s text:c="18"/>"to": {"type":"PROD_SLOT","placeRef":["PROD1_P1"]}, <text:s text:c="9"/>"targetRule": {"name":"emptyLaneByDeclaredType"}, <text:s text:c="8"/>"params": ["GOODS_TYPE","SOURCE","TARGET","LINE_ID"] },</text:p>
      <text:p text:style-name="Standard"><text:s text:c="4"/>{ "id": "E2_P3_TO_WRAP", <text:s text:c="3"/>"from": {"type":"PROD_SLOT","placeRef":["PROD1_P3","PROD2_P3"]}, <text:s text:c="12"/>"to": {"type":"WRAP_STATION","placeRef":["WRAP"]}, <text:s text:c="9"/>"targetRule": {"name":"wrapStationWithBuffer"}, <text:s text:c="10"/>"params": ["GOODS_TYPE","SOURCE","TARGET","LINE_ID"] },</text:p>
      <text:p text:style-name="Standard"><text:s text:c="4"/>{ "id": "E3_WRAP_TO_STRAP", "from": {"type":"WRAP_STATION","placeRef":["WRAP"]}, <text:s text:c="28"/>"to": {"type":"BUFFER_LANE","placeRef":["STRAP1","STRAP2"]}, "targetRule": {"name":"mapLineToStrap"}, <text:s text:c="17"/>"params": ["GOODS_TYPE","SOURCE","TARGET","LINE_ID"] },</text:p>
      <text:p text:style-name="Standard"><text:s text:c="4"/>{ "id": "E4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<text:soft-page-break/>{</text:p>
      <text:p text:style-name="Standard"><text:s text:c="2"/>"name": "FLOW_BOX_STD",</text:p>
      <text:p text:style-name="Standard"><text:s text:c="2"/>"steps": [</text:p>
      <text:p text:style-name="Standard"><text:s text:c="4"/>{ "id": "B1_EMPTY_TO_P1", <text:s text:c="2"/>"from": {"type":"BUFFER_LANE","placeRef":["EMPTY_BUF_L1"]}, <text:s text:c="18"/>"to": {"type":"PROD_SLOT","placeRef":["PROD1_P1","PROD2_P1"]}, "targetRule": {"name":"emptyLaneByDeclaredType"}, <text:s text:c="6"/>"params": ["GOODS_TYPE","SOURCE","TARGET","LINE_ID"] },</text:p>
      <text:p text:style-name="Standard"><text:s text:c="4"/>{ "id": "B2_P3_TO_STRAP", <text:s text:c="2"/>"from": {"type":"PROD_SLOT","placeRef":["PROD1_P3","PROD2_P3"]}, <text:s text:c="12"/>"to": {"type":"BUFFER_LANE","placeRef":["STRAP1","STRAP2"]}, "targetRule": {"name":"mapLineToStrap"}, <text:s text:c="17"/>"params": ["GOODS_TYPE","SOURCE","TARGET","LINE_ID"] },</text:p>
      <text:p text:style-name="Standard"><text:s text:c="4"/>{ "id": "B3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name": "FLOW_G_STD",</text:p>
      <text:p text:style-name="Standard"><text:s text:c="2"/>"steps": [</text:p>
      <text:p text:style-name="Standard"><text:s text:c="4"/>{ "id": "G1_GBUF_TO_PROD_G", "from": {"type":"BUFFER_LANE","placeRef":["G_BUF_L1","G_BUF_L2"]}, <text:s text:c="10"/>"to": {"type":"PROD_SLOT","placeRef":["PROD1_G1","PROD1_G2","PROD2_G1","PROD2_G2"]}, "targetRule": {"name":"gLaneByGoodsOrAssignEmpty"}, "params": ["GOODS_TYPE","SOURCE","TARGET","LINE_ID"] }</text:p>
      <text:p text:style-name="Standard"><text:s text:c="2"/>]</text:p>
      <text:p text:style-name="Standard">}</text:p>
      <text:p text:style-name="Standard"/>
      <text:p text:style-name="Standard"><draw:rect text:anchor-type="as-char" style:rel-width="100%" draw:z-index="21" draw:style-name="gr1" draw:text-style-name="P137" svg:width="0.0012in" svg:height="0.0213in"><text:p/></draw:rect></text:p>
      <text:p text:style-name="P135"><text:bookmark text:name="_4v19o37930pf"/><text:span text:style-name="T1">5.4 Mapowanie tasków (</text:span><text:span text:style-name="T12">tasks</text:span><text:span text:style-name="T1">)</text:span></text:p>
      <text:p text:style-name="P2">Minimalne parametry taska – <text:span text:style-name="T5">jak w 4.3</text:span> (<text:span text:style-name="T8">summary</text:span>) – dla łatwego programowania/testów ręcznych:</text:p>
      <text:p text:style-name="Standard">{</text:p>
      <text:p text:style-name="Standard"><text:s text:c="2"/>"bring_goods": { "rdsLabel": "bring_goods", "requiredParams": ["GOODS_TYPE","SOURCE","TARGET"], "optionalParams": ["LINE_ID"] },</text:p>
      <text:p text:style-name="Standard"><text:soft-page-break/><text:s text:c="2"/>"move_goods": <text:s/>{ "rdsLabel": "move_goods", <text:s/>"requiredParams": ["GOODS_TYPE","SOURCE","TARGET"], "optionalParams": ["LINE_ID"] }</text:p>
      <text:p text:style-name="Standard">}</text:p>
      <text:p text:style-name="Standard"/>
      <text:p text:style-name="P129">Brak <text:span text:style-name="T8">FLOW_NAME</text:span> w parametrach – kontekst wynika z kroku <text:span text:style-name="T8">flows</text:span> i identyfikatorów miejsc.</text:p>
      <text:p text:style-name="Standard"><draw:rect text:anchor-type="as-char" style:rel-width="100%" draw:z-index="22" draw:style-name="gr1" draw:text-style-name="P137" svg:width="0.0012in" svg:height="0.0213in"><text:p/></draw:rect></text:p>
      <text:p text:style-name="P135"><text:bookmark text:name="_6p8gf3eyz4s3"/><text:span text:style-name="T1">5.5 Reguły wyboru celu (</text:span><text:span text:style-name="T12">targetRules</text:span><text:span text:style-name="T1">)</text:span></text:p>
      <text:p text:style-name="P2">Definicje reguł determinujących wybór miejsca docelowego, z deklaracją <text:span text:style-name="T5">wejściowych potrzebnych danych</text:span> i skrótem semantyki.</text:p>
      <text:p text:style-name="Standard">[</text:p>
      <text:p text:style-name="Standard"><text:s text:c="2"/>{ "name": "emptyLaneByDeclaredType", "needs": ["GOODS_TYPE"], "desc": "Wybiera alejkę w EMPTY_BUF o typie zadeklarowanym na UI; brak autobindu" },</text:p>
      <text:p text:style-name="Standard"><text:s text:c="2"/>{ "name": "wrapStationWithBuffer", <text:s text:c="2"/>"needs": [], <text:s text:c="12"/>"desc": "Jeśli WRAP zajęta, wybierz jej bufor; inaczej samą stację" },</text:p>
      <text:p text:style-name="Standard"><text:s text:c="2"/>{ "name": "mapLineToStrap", <text:s text:c="9"/>"needs": ["LINE_ID"], <text:s text:c="3"/>"desc": "Mapuje L1→STRAP1, L2→STRAP2 (niezależnie od kroków pośrednich)" },</text:p>
      <text:p text:style-name="Standard"><text:s text:c="2"/>{ "name": "shipLaneByGoodsOrAssignEmpty", "needs": ["GOODS_TYPE"], "desc": "Jeśli istnieje lane SHIP przypisana do typu i ma wolne – wybierz ją; w p.p. przypisz pierwszą pustą lane (autobind)" },</text:p>
      <text:p text:style-name="Standard"><text:s text:c="2"/>{ "name": "gLaneByGoodsOrAssignEmpty", <text:s text:c="3"/>"needs": ["GOODS_TYPE"], "desc": "Jak wyżej, ale dla G_BUF" },</text:p>
      <text:p text:style-name="Standard"><text:s text:c="2"/>{ "name": "shipTunnelOrOverflow", <text:s text:c="8"/>"needs": [], <text:s text:c="12"/>"desc": "Jeśli tunel/stacja ma miejsce – wybierz; w p.p. skieruj na overflow przytunelowe (jeśli istnieje)" },</text:p>
      <text:p text:style-name="Standard"><text:s text:c="2"/>{ "name": "matchByGoodsType", <text:s text:c="12"/>"needs": ["GOODS_TYPE"], "desc": "Filtruje miejsca zdolne obsłużyć dany typ" }</text:p>
      <text:p text:style-name="Standard">]</text:p>
      <text:p text:style-name="Standard"/>
      <text:p text:style-name="Standard"><draw:rect text:anchor-type="as-char" style:rel-width="100%" draw:z-index="23" draw:style-name="gr1" draw:text-style-name="P137" svg:width="0.0012in" svg:height="0.0213in"><text:p/></draw:rect></text:p>
      <text:p text:style-name="P135"><text:bookmark text:name="_m9f8w3uy0lmx"/><text:span text:style-name="T1">5.6 Uprawnienia routingu ręcznego (</text:span><text:span text:style-name="T12">manualRouting</text:span><text:span text:style-name="T1">)</text:span></text:p>
      <text:p text:style-name="P2">Określa, które <text:span text:style-name="T5">cele</text:span> wolno wskazać przy <text:span text:style-name="T8">route.mode=MANUAL</text:span> dla danego źródła.</text:p>
      <text:p text:style-name="Standard">{</text:p>
      <text:p text:style-name="Standard"><text:soft-page-break/><text:s text:c="2"/>"PROD1_P3": ["WRAP","STRAP1","SHIP_BUF_L3"],</text:p>
      <text:p text:style-name="Standard"><text:s text:c="2"/>"PROD2_P3": ["STRAP2","SHIP_BUF_L3"],</text:p>
      <text:p text:style-name="Standard"><text:s text:c="2"/>"SHIP_BUF_L3": ["SHIP1"],</text:p>
      <text:p text:style-name="Standard"><text:s text:c="2"/>"WRAP": ["STRAP1","STRAP2"]</text:p>
      <text:p text:style-name="Standard">}</text:p>
      <text:p text:style-name="Standard"/>
      <text:p text:style-name="Standard"><draw:rect text:anchor-type="as-char" style:rel-width="100%" draw:z-index="24" draw:style-name="gr1" draw:text-style-name="P137" svg:width="0.0012in" svg:height="0.0213in"><text:p/></draw:rect></text:p>
      <text:p text:style-name="P135"><text:bookmark text:name="_c8w467awffe"/><text:span text:style-name="T1">5.7 Walidacje i domyślne wartości</text:span></text:p>
      <text:list xml:id="list3019141369" text:style-name="WWNum18">
        <text:list-item>
          <text:p text:style-name="P46"><text:span text:style-name="T8">places.capacity</text:span> jest źródłem prawdy pojemności lane; po zmianie typu lane (<text:span text:style-name="T8">CONTROL.content.ui.goodsTypeSelected</text:span>) OM resetuje zajętość wg 4.4.1.<text:line-break/></text:p>
        </text:list-item>
        <text:list-item>
          <text:p text:style-name="P78"><text:span text:style-name="T8">defaults.allowAutobindWhenEmpty=true</text:span> w <text:span text:style-name="T8">SHIP_BUF</text:span>/<text:span text:style-name="T8">G_BUF</text:span> – lane może być przypisana automatycznie przy pierwszym przyjęciu.<text:line-break/></text:p>
        </text:list-item>
        <text:list-item>
          <text:p text:style-name="P78">Zmiana typu lane zabroniona przy inflight (patrz 4.4.1) – Orchestrator sygnalizuje blokadę kodem w <text:span text:style-name="T8">blocked.reasons</text:span>.<text:line-break/></text:p>
        </text:list-item>
        <text:list-item>
          <text:p text:style-name="P120">Wszystkie reguły w <text:span text:style-name="T8">targetRules</text:span> są <text:span text:style-name="T5">deterministyczne</text:span> przy danych wejściowych i nie wymagają dodatkowych parametrów taska poza <text:span text:style-name="T8">GOODS_TYPE</text:span>,<text:span text:style-name="T8">SOURCE</text:span>,<text:span text:style-name="T8">TARGET</text:span> (+ opc. <text:span text:style-name="T8">LINE_ID</text:span>).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8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7" meta:paragraph-count="768" meta:word-count="4902" meta:character-count="42496" meta:non-whitespace-character-count="36919"/>
    <meta:generator>LibreOfficeDev/6.0.5.2$Linux_X86_64 LibreOffice_project/</meta:generator>
  </office:meta>
</office:document-meta>
</file>